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3.3563in"/>
    </style:style>
    <style:style style:name="co4" style:family="table-column">
      <style:table-column-properties fo:break-before="auto" style:column-width="5.0744in"/>
    </style:style>
    <style:style style:name="ro3" style:family="table-row">
      <style:table-row-properties style:row-height="0.178in" fo:break-before="auto" style:use-optimal-row-height="true"/>
    </style:style>
    <style:style style:name="ro2" style:family="table-row">
      <style:table-row-properties style:row-height="0.1874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5528in" fo:break-before="auto" style:use-optimal-row-height="true"/>
    </style:style>
    <style:style style:name="ro6" style:family="table-row">
      <style:table-row-properties style:row-height="0.3354in" fo:break-before="auto" style:use-optimal-row-height="true"/>
    </style:style>
    <style:style style:name="ro7" style:family="table-row">
      <style:table-row-properties style:row-height="0.3547in" fo:break-before="auto" style:use-optimal-row-height="true"/>
    </style:style>
    <style:style style:name="ro8" style:family="table-row">
      <style:table-row-properties style:row-height="0.3154in" fo:break-before="auto" style:use-optimal-row-height="true"/>
    </style:style>
    <style:style style:name="ro9" style:family="table-row">
      <style:table-row-properties style:row-height="0.3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font-name="Times-Roman" fo:language="en" fo:country="US" style:font-name-asian="Times-Roman" style:language-asian="en" style:country-asian="US" style:font-name-complex="Times-Roman" style:font-size-complex="5.65000009536743pt" style:language-complex="en" style:country-complex="US"/>
    </style:style>
    <style:style style:name="ce2" style:family="table-cell" style:parent-style-name="Default">
      <style:text-properties fo:color="#000000"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5.09999990463257pt" style:language-complex="en" style:country-complex="US"/>
    </style:style>
    <style:style style:name="ce5"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1a1718" style:text-outline="false" style:text-line-through-style="none" style:font-name="Times-Roman" fo:font-size="7.5pt" fo:language="en" fo:country="US" fo:font-style="normal" fo:text-shadow="none" style:text-underline-style="none" fo:font-weight="normal" style:text-underline-mode="continuous" style:text-overline-mode="continuous" style:text-line-through-mode="continuous" style:font-name-asian="Times-Roman" style:font-size-asian="7.5pt" style:language-asian="en" style:country-asian="US" style:font-style-asian="normal" style:font-weight-asian="normal" style:font-size-complex="4.25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text-outline="false" style:text-line-through-style="none"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fo:color="#000000" style:text-outline="false" style:text-line-through-style="none" style:font-name="Helvetica"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5.09999990463257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font-name="Times-Roman" fo:font-size="9pt" fo:language="en" fo:country="US" fo:font-style="normal" fo:text-shadow="none" style:text-underline-style="none" fo:font-weight="normal" style:text-underline-mode="continuous" style:text-overline-mode="continuous" style:text-line-through-mode="continuous" style:font-name-asian="Times-Roman"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ext-properties fo:color="#000000" style:font-name="Times-Roman" fo:font-size="9pt" fo:language="en" fo:country="US" style:font-name-asian="Times-Roman" style:font-size-asian="9pt" style:language-asian="en" style:country-asian="US" style:font-name-complex="Times-Roman" style:font-size-complex="5.09999990463257pt" style:language-complex="en" style:country-complex="US"/>
    </style:style>
    <style:style style:name="ce15" style:family="table-cell" style:parent-style-name="Default">
      <style:text-properties fo:color="#000000" fo:language="en" fo:country="US" style:language-asian="en" style:country-asian="US" style:font-size-complex="5.65000009536743pt" style:language-complex="en" style:country-complex="US"/>
    </style:style>
    <style:style style:name="ce16"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fo:color="#000000" fo:language="en" fo:country="US" style:language-asian="en" style:country-asian="US" style:language-complex="en" style:country-complex="US"/>
    </style:style>
    <style:style style:name="ce18"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99999809265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1a1718"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1a1718"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ext-properties fo:color="#1a1718" style:text-outline="false" style:text-line-through-style="none" fo:font-size="7.5pt" fo:language="en" fo:country="US" fo:font-style="normal" fo:text-shadow="none" style:text-underline-style="none" fo:font-weight="normal" style:text-underline-mode="continuous" style:text-overline-mode="continuous" style:text-line-through-mode="continuous" style:font-size-asian="7.5pt" style:language-asian="en" style:country-asian="US" style:font-style-asian="normal" style:font-weight-asian="normal" style:font-size-complex="4.25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fo:color="#000000"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font-size-complex="5.699999809265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ext-properties fo:color="#000000" style:font-name="Helvetica" fo:font-size="8pt" fo:language="en" fo:country="US" style:font-name-asian="Helvetica" style:font-size-asian="8pt" style:language-asian="en" style:country-asian="US" style:font-name-complex="Helvetica" style:font-size-complex="4.55000019073486pt" style:language-complex="en" style:country-complex="US"/>
    </style:style>
    <style:style style:name="ce25" style:family="table-cell" style:parent-style-name="Default">
      <style:text-properties fo:color="#000000" fo:font-size="10pt" style:font-size-asian="10pt" style:font-size-complex="5.65000009536743pt"/>
    </style:style>
    <style:style style:name="ta_extref" style:family="table">
      <style:table-properties table:display="false"/>
    </style:style>
    <style:style style:name="T1" style:family="text">
      <style:text-properties fo:color="#000000" style:font-name="Times-Roman" fo:font-size="10pt" style:font-name-asian="Times-Roman" style:font-size-asian="10pt" style:font-name-complex="Times-Roman" style:font-size-complex="5.69999980926514pt"/>
    </style:style>
    <style:style style:name="T2" style:family="text">
      <style:text-properties fo:color="#000000" style:font-name="Symbol" fo:font-size="10pt" style:font-name-asian="Symbol" style:font-size-asian="10pt" style:font-name-complex="Symbol" style:font-size-complex="5.69999980926514pt"/>
    </style:style>
    <style:style style:name="T3" style:family="text">
      <style:text-properties fo:color="#000000" style:font-name="Times-Roman" fo:font-size="7.5pt" style:font-name-asian="Times-Roman" style:font-size-asian="7.5pt" style:font-name-complex="Times-Roman" style:font-size-complex="4.30000019073486pt"/>
    </style:style>
    <style:style style:name="T4" style:family="text">
      <style:text-properties fo:color="#000000" style:font-name="Helvetica" fo:font-size="8pt" style:font-name-asian="Helvetica" style:font-size-asian="8pt" style:font-name-complex="Helvetica" style:font-size-complex="4.59999990463257pt"/>
    </style:style>
    <style:style style:name="T5" style:family="text">
      <style:text-properties fo:color="#000000" style:font-name="Symbol" fo:font-size="8pt" style:font-name-asian="Symbol" style:font-size-asian="8pt" style:font-name-complex="Symbol" style:font-size-complex="4.59999990463257pt"/>
    </style:style>
    <style:style style:name="T6" style:family="text">
      <style:text-properties fo:color="#000000" style:font-name="Helvetica" fo:font-size="9pt" style:font-name-asian="Helvetica" style:font-size-asian="9pt" style:font-name-complex="Helvetica" style:font-size-complex="5.09999990463257pt"/>
    </style:style>
    <style:style style:name="T7" style:family="text">
      <style:text-properties fo:color="#000000" style:font-name="Symbol" fo:font-size="9pt" style:font-name-asian="Symbol" style:font-size-asian="9pt" style:font-name-complex="Symbol" style:font-size-complex="5.09999990463257pt"/>
    </style:style>
    <style:style style:name="T8" style:family="text">
      <style:text-properties fo:color="#000000" style:font-name="Times-Roman" fo:font-size="9pt" style:font-name-asian="Times-Roman" style:font-size-asian="9pt" style:font-name-complex="Times-Roman" style:font-size-complex="5.09999990463257pt"/>
    </style:style>
    <style:style style:name="T9" style:family="text">
      <style:text-properties fo:color="#000000" style:font-name="Symbol" fo:font-size="7.5pt" style:font-name-asian="Symbol" style:font-size-asian="7.5pt" style:font-name-complex="Symbol" style:font-size-complex="4.30000019073486pt"/>
    </style:style>
    <style:style style:name="T10" style:family="text">
      <style:text-properties fo:color="#1a1818" style:font-name="Helvetica" fo:font-size="8pt" style:font-name-asian="Helvetica" style:font-size-asian="8pt" style:font-name-complex="Helvetica" style:font-size-complex="4.59999990463257pt"/>
    </style:style>
    <style:style style:name="T11" style:family="text">
      <style:text-properties fo:color="#000000" style:font-name="Symbol" fo:font-size="11pt" style:font-name-asian="Symbol" style:font-size-asian="11pt" style:font-name-complex="Symbol" style:font-size-complex="6.30000019073486pt"/>
    </style:style>
    <style:style style:name="T12" style:family="text">
      <style:text-properties fo:color="#000000" style:font-name="Times-Roman" style:font-name-asian="Times-Roman" style:font-name-complex="Times-Roman" style:font-size-complex="5.69999980926514pt"/>
    </style:style>
    <style:style style:name="T13" style:family="text">
      <style:text-properties style:font-name-complex="Times-Roman" style:font-size-complex="5.69999980926514pt"/>
    </style:style>
    <style:style style:name="T14" style:family="text">
      <style:text-properties fo:color="#1a1718" style:font-name="Times-Roman" fo:font-size="7.5pt" style:font-name-asian="Times-Roman" style:font-size-asian="7.5pt" style:font-name-complex="Times-Roman" style:font-size-complex="4.30000019073486pt"/>
    </style:style>
    <style:style style:name="T15" style:family="text">
      <style:text-properties fo:color="#1a1718" style:font-name="Times-Roman" fo:font-size="5pt" style:font-name-asian="Times-Roman" style:font-size-asian="5pt" style:font-name-complex="Times-Roman" style:font-size-complex="2.90000009536743pt"/>
    </style:style>
    <style:style style:name="T16" style:family="text">
      <style:text-properties fo:color="#1a1718" style:font-name="Symbol" fo:font-size="7.5pt" style:font-name-asian="Symbol" style:font-size-asian="7.5pt" style:font-name-complex="Symbol" style:font-size-complex="4.30000019073486pt"/>
    </style:style>
    <style:style style:name="T17" style:family="text">
      <style:text-properties fo:color="#1a1718" style:text-position="super 58%" style:font-name="Times-Roman" fo:font-size="7.5pt" style:font-name-asian="Times-Roman" style:font-size-asian="7.5pt" style:font-name-complex="Times-Roman" style:font-size-complex="4.30000019073486pt"/>
    </style:style>
    <style:style style:name="T18" style:family="text">
      <style:text-properties style:font-name="Times-Roman" style:font-name-asian="Times-Roman" style:font-name-complex="Times-Roman" style:font-size-complex="5.69999980926514pt"/>
    </style:style>
    <style:style style:name="T19" style:family="text">
      <style:text-properties fo:color="#000000" style:font-name="Times-Roman" fo:font-size="6.5pt" style:font-name-asian="Times-Roman" style:font-size-asian="6.5pt" style:font-name-complex="Times-Roman" style:font-size-complex="3.70000004768372pt"/>
    </style:style>
  </office:automatic-styles>
  <office:body>
    <office:spreadsheet>
      <table:table table:name="Sheet1" table:style-name="ta1" table:print="false">
        <table:table-column table:style-name="co2" table:default-cell-style-name="ce2"/>
        <table:table-column table:style-name="co4" table:default-cell-style-name="ce2"/>
        <table:table-column table:style-name="co3" table:default-cell-style-name="Default"/>
        <table:table-row table:style-name="ro3">
          <table:table-cell table:style-name="ce1" office:value-type="string">
            <text:p>Drugs</text:p>
          </table:table-cell>
          <table:table-cell table:style-name="ce1"/>
          <table:table-cell/>
        </table:table-row>
        <table:table-row table:style-name="ro3">
          <table:table-cell table:style-name="ce1" office:value-type="string">
            <text:p>Guaifenesin <text:span text:style-name="T1">(Robitussin)</text:span></text:p>
          </table:table-cell>
          <table:table-cell table:style-name="ce1" office:value-type="string">
            <text:p>Removes excess sputum but large doses necessary; does not suppress cough reflex.</text:p>
          </table:table-cell>
          <table:table-cell/>
        </table:table-row>
        <table:table-row table:style-name="ro2">
          <table:table-cell office:value-type="string">
            <text:p>N-acetylcysteine</text:p>
          </table:table-cell>
          <table:table-cell table:style-name="ce15" office:value-type="string">
            <text:p><text:span text:style-name="T1">Mucolytic </text:span><text:span text:style-name="T2">→ </text:span><text:span text:style-name="T1">can loosen mucous plugs in CF patients. Also used as an antidote for acetaminophen overdose.</text:span></text:p>
          </table:table-cell>
          <table:table-cell/>
        </table:table-row>
        <table:table-row table:style-name="ro3">
          <table:table-cell office:value-type="string">
            <text:p>Zileuton</text:p>
          </table:table-cell>
          <table:table-cell office:value-type="string">
            <text:p>A 5-lipoxygenase pathway inhibitor. Blocks conversion of arachidonic acid to leukotrienes.</text:p>
          </table:table-cell>
          <table:table-cell/>
        </table:table-row>
        <table:table-row table:style-name="ro2">
          <table:table-cell table:style-name="ce1" office:value-type="string">
            <text:p>Zafirlukast, montelukast</text:p>
          </table:table-cell>
          <table:table-cell table:style-name="ce16" office:value-type="string">
            <text:p><text:span text:style-name="T1">block leukotriene receptors. Especially good for aspirin-induced</text:span><text:span text:style-name="T1"><text:tab/></text:span><text:span text:style-name="T10">Mediators</text:span></text:p>
          </table:table-cell>
          <table:table-cell/>
        </table:table-row>
        <table:table-row table:style-name="ro2">
          <table:table-cell table:style-name="ce1" office:value-type="string">
            <text:p>Beclomethasone, prednisone</text:p>
          </table:table-cell>
          <table:table-cell office:value-type="string">
            <text:p>inhibit the synthesis </text:p>
          </table:table-cell>
          <table:table-cell table:style-name="ce25" office:value-type="string">
            <text:p><text:span text:style-name="T1">of virtually all cytokines. Inactivate NF-</text:span><text:span text:style-name="T2">κ</text:span><text:span text:style-name="T1">B, the transcription factor that induces the production of TNF-</text:span><text:span text:style-name="T2">α</text:span><text:span text:style-name="T1">, among other inflammatory agents. 1st-line therapy for chronic asthma.</text:span></text:p>
          </table:table-cell>
        </table:table-row>
        <table:table-row table:style-name="ro3">
          <table:table-cell table:style-name="ce1" office:value-type="string">
            <text:p>Cromolyn</text:p>
          </table:table-cell>
          <table:table-cell office:value-type="string">
            <text:p>Prevents release of mediators from mast cells. Effective only for the prophylaxis of asthma.</text:p>
          </table:table-cell>
          <table:table-cell/>
        </table:table-row>
        <table:table-row table:style-name="ro3">
          <table:table-cell table:style-name="ce1" office:value-type="string">
            <text:p>Ipratropium</text:p>
          </table:table-cell>
          <table:table-cell office:value-type="string">
            <text:p>ompetitive block of muscarinic receptors, preventing bronchoconstriction. Also used for COPD.</text:p>
          </table:table-cell>
          <table:table-cell/>
        </table:table-row>
        <table:table-row table:style-name="ro2">
          <table:table-cell office:value-type="string">
            <text:p>Theophylline</text:p>
          </table:table-cell>
          <table:table-cell table:style-name="ce5" office:value-type="string">
            <text:p><text:span text:style-name="T1">likely causes bronchodilation by inhibiting phosphodiesterase, thereby </text:span><text:span text:style-name="T2">↓ </text:span><text:span text:style-name="T1">cAMP hydrolysis. Usage is limited because of narrow therapeutic index (cardiotoxicity, neurotoxicity); metabolized by P-450.</text:span></text:p>
          </table:table-cell>
          <table:table-cell/>
        </table:table-row>
        <table:table-row table:style-name="ro2">
          <table:table-cell table:style-name="ce1" office:value-type="string">
            <text:p>Albuterol</text:p>
          </table:table-cell>
          <table:table-cell table:style-name="ce13" office:value-type="string">
            <text:p><text:span text:style-name="T1">relaxes bronchial smooth muscle (</text:span><text:span text:style-name="T2">β</text:span><text:span text:style-name="T3">2</text:span><text:span text:style-name="T1">). Use during acute exacerbation.</text:span></text:p>
          </table:table-cell>
          <table:table-cell/>
        </table:table-row>
        <table:table-row table:style-name="ro3">
          <table:table-cell table:style-name="ce1" office:value-type="string">
            <text:p>Salmeterol</text:p>
          </table:table-cell>
          <table:table-cell office:value-type="string">
            <text:p>long-acting agent for prophylaxis. Adverse effects are tremor and arrhythmia.</text:p>
          </table:table-cell>
          <table:table-cell/>
        </table:table-row>
        <table:table-row table:style-name="ro2">
          <table:table-cell office:value-type="string">
            <text:p>Isoproterenol</text:p>
          </table:table-cell>
          <table:table-cell table:style-name="ce13" office:value-type="string">
            <text:p><text:span text:style-name="T1">elaxes bronchial smooth muscle (</text:span><text:span text:style-name="T2">β</text:span><text:span text:style-name="T3">2</text:span><text:span text:style-name="T1">). Adverse effect is tachycardia (</text:span><text:span text:style-name="T2">β</text:span><text:span text:style-name="T3">1</text:span><text:span text:style-name="T1">).</text:span></text:p>
          </table:table-cell>
          <table:table-cell/>
        </table:table-row>
        <table:table-row table:style-name="ro2">
          <table:table-cell table:style-name="ce1" office:value-type="string">
            <text:p>Diphenhydramine, dimenhydrinate, chlorpheniramine.1st generation, H1</text:p>
          </table:table-cell>
          <table:table-cell table:style-name="ce15" office:value-type="string">
            <text:p><text:span text:style-name="T1">Allergy, motion sickness, sleep aid. Sedation, antimuscarinic, anti-</text:span><text:span text:style-name="T2">α</text:span><text:span text:style-name="T1">-adrenergic.</text:span></text:p>
          </table:table-cell>
          <table:table-cell/>
        </table:table-row>
        <table:table-row table:style-name="ro2">
          <table:table-cell office:value-type="string">
            <text:p>Loratadine, fexofenadine, desloratadine, cetirizine.</text:p>
          </table:table-cell>
          <table:table-cell table:style-name="ce5" office:value-type="string">
            <text:p><text:span text:style-name="T1">Allergy. Far less sedating than 1st generation because of </text:span><text:span text:style-name="T2">↓ </text:span><text:span text:style-name="T1">entry into CNS.</text:span></text:p>
          </table:table-cell>
          <table:table-cell/>
        </table:table-row>
        <table:table-row table:style-name="ro4">
          <table:table-cell table:style-name="ce1" office:value-type="string">
            <text:p>Clomiphene</text:p>
          </table:table-cell>
          <table:table-cell table:style-name="ce13" office:value-type="string">
            <text:p><text:span text:style-name="T1">Partial agonist at estrogen receptors in pituitary gland. Prevents normal feedback inhibition and </text:span><text:span text:style-name="T11">↑ </text:span><text:span text:style-name="T1">release of LH and FSH from pituitary, which stimulates ovulation. Used to treat infertility and PCOS. May cause hot flashes, ovarian enlargement, multiple simultaneous pregnancies, and visual disturbances.</text:span></text:p>
          </table:table-cell>
          <table:table-cell/>
        </table:table-row>
        <table:table-row table:style-name="ro3">
          <table:table-cell office:value-type="string">
            <text:p>Tamoxifen</text:p>
          </table:table-cell>
          <table:table-cell office:value-type="string">
            <text:p>Antagonist on breast tissue; used to treat and prevent recurrence of ER-positive breast cancer.</text:p>
          </table:table-cell>
          <table:table-cell/>
        </table:table-row>
        <table:table-row table:style-name="ro3">
          <table:table-cell office:value-type="string">
            <text:p>Raloxifene</text:p>
          </table:table-cell>
          <table:table-cell office:value-type="string">
            <text:p>Agonist on bone; reduces reabsorption of bone; used to treat osteoporosis.</text:p>
          </table:table-cell>
          <table:table-cell/>
        </table:table-row>
        <table:table-row table:style-name="ro4">
          <table:table-cell table:style-name="ce3" office:value-type="string">
            <text:p>Progestins</text:p>
          </table:table-cell>
          <table:table-cell table:style-name="ce13" office:value-type="string">
            <text:p><text:span text:style-name="T1">Bind progesterone receptors, reduce growth, and </text:span><text:span text:style-name="T11">↑ </text:span><text:span text:style-name="T1">vascularization of endometrium. Used in oral contraceptives and in the treatment of endometrial cancer and abnormal uterine bleeding.</text:span></text:p>
          </table:table-cell>
          <table:table-cell/>
        </table:table-row>
        <table:table-row table:style-name="ro5">
          <table:table-cell table:style-name="ce3" office:value-type="string">
            <text:p>Estrogens (ethinyl estradiol, DES, mestranol)</text:p>
          </table:table-cell>
          <table:table-cell table:style-name="ce17" office:value-type="string">
            <text:p><text:span text:style-name="T12">Bind estrogen receptors. Hypogonadism or ovarian failure, menstrual abnormalities, HRT in postmenopausal</text:span></text:p>
            <text:p><text:span text:style-name="T1">women; use in men with androgen-dependent prostate cancer. </text:span><text:span text:style-name="T11">↑ </text:span><text:span text:style-name="T1">risk of endometrial cancer, bleeding in postmenopausal women, clear cell</text:span></text:p>
            <text:p><text:span text:style-name="T1">adenocarcinoma of vagina in females exposed to DES in utero, </text:span><text:span text:style-name="T11">↑ </text:span><text:span text:style-name="T1">risk of thrombi. Contraindications––ER-positive breast cancer.</text:span></text:p>
          </table:table-cell>
          <table:table-cell/>
        </table:table-row>
        <table:table-row table:style-name="ro4">
          <table:table-cell table:style-name="ce3" office:value-type="string">
            <text:p>Testosterone (methyltestosterone)</text:p>
          </table:table-cell>
          <table:table-cell table:style-name="ce18" office:value-type="string">
            <text:p><text:span text:style-name="T1">Agonist at androgen receptors. Treat hypogonadism and promote development of 2</text:span><text:span text:style-name="T2">° </text:span><text:span text:style-name="T1">sex characteristics; stimulation of anabolism to promote recovery after burn or injury; treat ER-positive breast cancer (exemestane). Causes masculinization in females; reduces intratesticular testosterone in males byinhibiting Leydig cells; leads to gonadal atrophy. Premature closure of epiphyseal plates. </text:span><text:span text:style-name="T11">↑ </text:span><text:span text:style-name="T1">LDL, </text:span><text:span text:style-name="T11">↓ </text:span><text:span text:style-name="T1">HDL.</text:span></text:p>
          </table:table-cell>
          <table:table-cell/>
        </table:table-row>
        <table:table-row table:style-name="ro2">
          <table:table-cell table:style-name="ce4" office:value-type="string">
            <text:p>Anastrozole</text:p>
          </table:table-cell>
          <table:table-cell office:value-type="string">
            <text:p>Aromatase inhibitor used in postmenopausal women with breast cancer.</text:p>
          </table:table-cell>
          <table:table-cell/>
        </table:table-row>
        <table:table-row table:style-name="ro2">
          <table:table-cell table:style-name="ce3" office:value-type="string">
            <text:p>Ritodrine/terbutaline</text:p>
          </table:table-cell>
          <table:table-cell table:style-name="ce13" office:value-type="string">
            <text:p><text:span text:style-name="T2">β</text:span><text:span text:style-name="T3">2</text:span><text:span text:style-name="T1">-agonists that relax the uterus.</text:span></text:p>
          </table:table-cell>
          <table:table-cell/>
        </table:table-row>
        <table:table-row table:style-name="ro2">
          <table:table-cell table:style-name="ce3" office:value-type="string">
            <text:p>Dinoprostone</text:p>
          </table:table-cell>
          <table:table-cell table:style-name="ce7" office:value-type="string">
            <text:p><text:span text:style-name="T1">PGE</text:span><text:span text:style-name="T3">2 </text:span><text:span text:style-name="T1">analog causing cervical dilation and uterine contraction, inducing labor.</text:span></text:p>
          </table:table-cell>
          <table:table-cell/>
        </table:table-row>
        <table:table-row table:style-name="ro4">
          <table:table-cell table:style-name="ce3" office:value-type="string">
            <text:p>Hormone replacement therapy (HRT)</text:p>
          </table:table-cell>
          <table:table-cell office:value-type="string">
            <text:p>Used for relief or prevention of menopausal symptoms (e.g., hot flashes, vaginal atrophy) and osteoporosis (due to diminished estrogen levels). \\ <text:span text:style-name="T1">Unopposed estrogen replacement therapy (ERT) </text:span><text:span text:style-name="T11">↑ </text:span><text:span text:style-name="T1">the risk of endometrial cancer, so progesterone is added. Possible </text:span><text:span text:style-name="T2">↑ </text:span><text:span text:style-name="T1">CV risk.</text:span></text:p>
          </table:table-cell>
          <table:table-cell/>
        </table:table-row>
        <table:table-row table:style-name="ro2">
          <table:table-cell table:style-name="ce3" office:value-type="string">
            <text:p>Oral contraception good </text:p>
          </table:table-cell>
          <table:table-cell table:style-name="ce18" office:value-type="string">
            <text:p><text:span text:style-name="T1">Reliable (&lt; 1% failure) </text:span><text:span text:style-name="T2">↓ </text:span><text:span text:style-name="T1">risk of endometrial and ovarian cancer </text:span><text:span text:style-name="T2">↓ </text:span><text:span text:style-name="T1">incidence of ectopic pregnancy </text:span><text:span text:style-name="T2">↓ </text:span><text:span text:style-name="T1">pelvic infections Regulation of menses</text:span></text:p>
          </table:table-cell>
          <table:table-cell/>
        </table:table-row>
        <table:table-row table:style-name="ro2">
          <table:table-cell table:style-name="Default" office:value-type="string">
            <text:p>Oral contraception bad</text:p>
          </table:table-cell>
          <table:table-cell table:style-name="ce18" office:value-type="string">
            <text:p><text:span text:style-name="T1">Taken daily No protection against STDs </text:span><text:span text:style-name="T2">↑ </text:span><text:span text:style-name="T1">triglycerides Depression, weight gain, nausea, hypertension Hypercoagulable state</text:span></text:p>
          </table:table-cell>
          <table:table-cell/>
        </table:table-row>
        <table:table-row table:style-name="ro2">
          <table:table-cell table:style-name="ce3" office:value-type="string">
            <text:p>Mifepristone (RU-486)</text:p>
          </table:table-cell>
          <table:table-cell table:style-name="ce7" office:value-type="string">
            <text:p><text:span text:style-name="T1">Competitive inhibitor of progestins at progesterone receptors. Termination of pregnancy. Administered with misoprostol (PGE</text:span><text:span text:style-name="T3">1</text:span><text:span text:style-name="T1">). Heavy bleeding, GI effects (nausea, vomiting, anorexia), abdominal pain.</text:span></text:p>
          </table:table-cell>
          <table:table-cell/>
        </table:table-row>
        <table:table-row table:style-name="ro2">
          <table:table-cell table:style-name="ce3" office:value-type="string">
            <text:p>Sildenafil, vardenafil</text:p>
          </table:table-cell>
          <table:table-cell table:style-name="ce5" office:value-type="string">
            <text:p>Inhibit cGMP phosphodiesterase, causing ↑ cGMP, smooth muscle relaxation in the corpus cavernosum, ↑ blood flow, and penile erection. \\ Treatment of erectile dysfunction. Headache, flushing, dyspepsia, impaired blue-green color vision. Risk of life-threatening hypotension in patients taking nitrates.</text:p>
          </table:table-cell>
          <table:table-cell/>
        </table:table-row>
        <table:table-row table:style-name="ro2">
          <table:table-cell table:style-name="ce3" office:value-type="string">
            <text:p>Leuprolide</text:p>
          </table:table-cell>
          <table:table-cell office:value-type="string">
            <text:p>GnRH analog with agonist properties when used in pulsatile fashion; antagonist properties when used in continuous fashion. \\ Infertility (pulsatile), prostate cancer (continuous–– use with flutamide), uterine fibroids. \\ Antiandrogen, nausea, vomiting.</text:p>
          </table:table-cell>
          <table:table-cell/>
        </table:table-row>
        <table:table-row table:style-name="ro3">
          <table:table-cell office:value-type="string">
            <text:p>Spironolactone</text:p>
          </table:table-cell>
          <table:table-cell office:value-type="string">
            <text:p>Inhibits steroid binding.</text:p>
          </table:table-cell>
          <table:table-cell/>
        </table:table-row>
        <table:table-row table:style-name="ro3">
          <table:table-cell office:value-type="string">
            <text:p>Ketoconazole</text:p>
          </table:table-cell>
          <table:table-cell office:value-type="string">
            <text:p>Inhibits steroid synthesis.</text:p>
          </table:table-cell>
          <table:table-cell/>
        </table:table-row>
        <table:table-row table:style-name="ro3">
          <table:table-cell office:value-type="string">
            <text:p>Flutamide</text:p>
          </table:table-cell>
          <table:table-cell office:value-type="string">
            <text:p>A nonsteroidal competitive inhibitor of androgens at the testosterone receptor. Used in prostate carcinoma.</text:p>
          </table:table-cell>
          <table:table-cell/>
        </table:table-row>
        <table:table-row table:style-name="ro2">
          <table:table-cell office:value-type="string">
            <text:p>Finasteride (Propecia)</text:p>
          </table:table-cell>
          <table:table-cell table:style-name="ce18" office:value-type="string">
            <text:p><text:span text:style-name="T1">A 5</text:span><text:span text:style-name="T2">α</text:span><text:span text:style-name="T1">-reductase inhibitor (</text:span><text:span text:style-name="T2">↓ </text:span><text:span text:style-name="T1">conversion of testosterone to dihydrotestosterone). Useful in BPH. Also promotes hair growth––used to treat male-pattern baldness.</text:span></text:p>
          </table:table-cell>
          <table:table-cell/>
        </table:table-row>
        <table:table-row table:style-name="ro2">
          <table:table-cell office:value-type="string">
            <text:p>Captopril, enalapril, lisinopril.</text:p>
          </table:table-cell>
          <table:table-cell office:value-type="string">
            <text:p>Inhibit angiotensin-converting enzyme, reducing <text:span text:style-name="T1">levels of angiotensin II and preventing inactivation of bradykinin, a potent vasodilator. Renin release is </text:span><text:span text:style-name="T2">↑ </text:span><text:span text:style-name="T1">due to loss of feedback inhibition.</text:span></text:p>
          </table:table-cell>
          <table:table-cell/>
        </table:table-row>
        <table:table-row table:style-name="ro6">
          <table:table-cell table:style-name="Default"/>
          <table:table-cell office:value-type="string">
            <text:p>CAPTOPRIL=<text:span text:style-name="T1">Cough, Angioedema, Proteinuria, Taste changes,</text:span></text:p>
            <text:p><text:span text:style-name="T13">hypOtension, Pregnancy problems (fetal renal damage), Rash, Increased renin, Lower angiotensin II. Also hyperkalemia. Avoid with bilateral renal artery stenosis.</text:span></text:p>
          </table:table-cell>
          <table:table-cell/>
        </table:table-row>
        <table:table-row table:style-name="ro2">
          <table:table-cell table:style-name="ce3" office:value-type="string">
            <text:p>Diuretics: electrolyte changes – urine Nacl </text:p>
          </table:table-cell>
          <table:table-cell table:style-name="ce13" office:value-type="string">
            <text:p><text:span text:style-name="T2">↑ </text:span><text:span text:style-name="T1">(all diuretics––carbonic anhydrase inhibitors, loop diuretics, thiazides, K</text:span><text:span text:style-name="T9">+</text:span><text:span text:style-name="T1">-sparing diuretics).</text:span></text:p>
          </table:table-cell>
          <table:table-cell/>
        </table:table-row>
        <table:table-row table:style-name="ro3">
          <table:table-cell table:style-name="Default" office:value-type="string">
            <text:p>Blood PH </text:p>
          </table:table-cell>
          <table:table-cell table:style-name="ce13" office:value-type="string">
            <text:p>↓ (acidemia)––carbonic anhydrase inhibitors, K+-sparing diuretics; ↑ (alkalemia)––loop diuretics, thiazides.</text:p>
          </table:table-cell>
          <table:table-cell/>
        </table:table-row>
        <table:table-row table:style-name="ro2">
          <table:table-cell table:style-name="Default" office:value-type="string">
            <text:p>Urine Ca+ </text:p>
          </table:table-cell>
          <table:table-cell table:style-name="ce5" office:value-type="string">
            <text:p><text:span text:style-name="T2">↑ </text:span><text:span text:style-name="T1">loop diuretics, </text:span><text:span text:style-name="T2">↓ </text:span><text:span text:style-name="T1">thiazides.</text:span></text:p>
          </table:table-cell>
          <table:table-cell/>
        </table:table-row>
        <table:table-row table:style-name="ro3">
          <table:table-cell office:value-type="string">
            <text:p>Spironolactone, Triamterene, Amiloride, eplerenone.</text:p>
          </table:table-cell>
          <table:table-cell office:value-type="string">
            <text:p>Spironolactone is a competitive aldosterone receptor <text:span text:style-name="T1">antagonist in the cortical collecting tubule. Triamterene and amiloride act at the same part of the tubule by blocking Na</text:span><text:span text:style-name="T3">+ </text:span><text:span text:style-name="T1">channels in the CCT.</text:span></text:p>
          </table:table-cell>
          <table:table-cell/>
        </table:table-row>
        <table:table-row table:style-name="ro2">
          <table:table-cell table:style-name="ce3" office:value-type="string">
            <text:p>Hydrochlorothiazide</text:p>
          </table:table-cell>
          <table:table-cell table:style-name="ce13" office:value-type="string">
            <text:p><text:span text:style-name="T1">Thiazide diuretic. Inhibits NaCl reabsorption in early distal tubule, reducing diluting capacity of the nephron. </text:span><text:span text:style-name="T2">↓ </text:span><text:span text:style-name="T1">Ca</text:span><text:span text:style-name="T3">2+ </text:span><text:span text:style-name="T1">excretion.</text:span></text:p>
          </table:table-cell>
          <table:table-cell/>
        </table:table-row>
        <table:table-row table:style-name="ro3">
          <table:table-cell office:value-type="string">
            <text:p>HyperGLUC = hydrochlorothiazide</text:p>
          </table:table-cell>
          <table:table-cell office:value-type="string">
            <text:p>Hypokalemic metabolic alkalosis, hyponatremia, hyperGlycemia, hyperLipidemia, hyperUricemia, and hyperCalcemia. Sulfa allergy.</text:p>
          </table:table-cell>
          <table:table-cell/>
        </table:table-row>
        <table:table-row table:style-name="ro2">
          <table:table-cell table:style-name="ce3" office:value-type="string">
            <text:p>Ethacrynic acid</text:p>
          </table:table-cell>
          <table:table-cell office:value-type="string">
            <text:p>Phenoxyacetic acid derivative (NOT a sulfonamide). Essentially same action as furosemide. \\ Diuresis in patients allergic to sulfa drugs. Similar to furosemide; can be used in hyperuricemia, acute gout (never used to treat gout).</text:p>
          </table:table-cell>
          <table:table-cell/>
        </table:table-row>
        <table:table-row table:style-name="ro2">
          <table:table-cell table:style-name="ce3" office:value-type="string">
            <text:p>Furosemide</text:p>
          </table:table-cell>
          <table:table-cell table:style-name="ce13" office:value-type="string">
            <text:p><text:span text:style-name="T1">Sulfonamide loop diuretic. Inhibits cotransport system (Na</text:span><text:span text:style-name="T9">+</text:span><text:span text:style-name="T1">, K</text:span><text:span text:style-name="T9">+</text:span><text:span text:style-name="T1">, 2 Cl</text:span><text:span text:style-name="T9">−</text:span><text:span text:style-name="T1">) of thick ascending limb of loop of Henle. Abolishes hypertonicity of medulla, preventing concentration of urine. </text:span><text:span text:style-name="T2">↑ </text:span><text:span text:style-name="T1">Ca</text:span><text:span text:style-name="T3">2+ </text:span><text:span text:style-name="T1">excretion. Loops Lose calcium.</text:span></text:p>
          </table:table-cell>
          <table:table-cell/>
        </table:table-row>
        <table:table-row table:style-name="ro3">
          <table:table-cell office:value-type="string">
            <text:p>OH DANG!= furosemide </text:p>
          </table:table-cell>
          <table:table-cell office:value-type="string">
            <text:p>Ototoxicity, Hypokalemia, Dehydration, Allergy (sulfa), Nephritis (interstitial), Gout.</text:p>
          </table:table-cell>
          <table:table-cell/>
        </table:table-row>
        <table:table-row table:style-name="ro2">
          <table:table-cell table:style-name="ce3" office:value-type="string">
            <text:p>Acetazolamide</text:p>
          </table:table-cell>
          <table:table-cell table:style-name="ce7" office:value-type="string">
            <text:p><text:span text:style-name="T1">Carbonic anhydrase inhibitor. Causes self-limited NaHCO</text:span><text:span text:style-name="T3">3 </text:span><text:span text:style-name="T1">diuresis and reduction in total-body HCO</text:span><text:span text:style-name="T3">3– </text:span><text:span text:style-name="T1">stores.</text:span></text:p>
          </table:table-cell>
          <table:table-cell/>
        </table:table-row>
        <table:table-row table:style-name="ro3">
          <table:table-cell office:value-type="string">
            <text:p>ACIDazolamide causes ACIDosis.</text:p>
          </table:table-cell>
          <table:table-cell table:style-name="ce7" office:value-type="string">
            <text:p><text:span text:style-name="T1">Hyperchloremic metabolic acidosis, neuropathy, NH</text:span><text:span text:style-name="T3">3 </text:span><text:span text:style-name="T1">toxicity, sulfa allergy.</text:span></text:p>
          </table:table-cell>
          <table:table-cell/>
        </table:table-row>
        <table:table-row table:style-name="ro2">
          <table:table-cell table:style-name="ce3" office:value-type="string">
            <text:p>Mannitol</text:p>
          </table:table-cell>
          <table:table-cell office:value-type="string">
            <text:p>Pulmonary edema, dehydration. Contraindicated in anuria, CHF</text:p>
          </table:table-cell>
          <table:table-cell/>
        </table:table-row>
        <table:table-row table:style-name="ro2">
          <table:table-cell table:style-name="ce3" office:value-type="string">
            <text:p>Methylphenidate (Ritalin</text:p>
          </table:table-cell>
          <table:table-cell table:style-name="ce5" office:value-type="string">
            <text:p><text:span text:style-name="T2">↑ </text:span><text:span text:style-name="T1">presynaptic NE vesicular release (like amphetamines). However, the mechanism for relieving ADHD symptoms is not known.</text:span></text:p>
          </table:table-cell>
          <table:table-cell/>
        </table:table-row>
        <table:table-row table:style-name="ro2">
          <table:table-cell office:value-type="string">
            <text:p>Phenelzine, tranylcypromine.</text:p>
          </table:table-cell>
          <table:table-cell office:value-type="string">
            <text:p>Nonselective MAO inhibition <text:span text:style-name="T1">Hypertensive crisis with tyramine ingestion (in many foods) and </text:span><text:span text:style-name="T2">β</text:span><text:span text:style-name="T1">-agonists; CNS stimulation. Contraindication with SSRIs or meperidine (to prevent serotonin syndrome).</text:span></text:p>
          </table:table-cell>
          <table:table-cell/>
        </table:table-row>
        <table:table-row table:style-name="ro3">
          <table:table-cell office:value-type="string">
            <text:p>Trazodone</text:p>
          </table:table-cell>
          <table:table-cell office:value-type="string">
            <text:p>Primarily inhibit serotonin reuptake. Toxicity: sedation, nausea, priapism, postural hypotension.</text:p>
          </table:table-cell>
          <table:table-cell/>
        </table:table-row>
        <table:table-row table:style-name="ro3">
          <table:table-cell office:value-type="string">
            <text:p>Maprotiline</text:p>
          </table:table-cell>
          <table:table-cell office:value-type="string">
            <text:p>Blocks NE reuptake. Toxicity: sedation, orthostatic hypotension.</text:p>
          </table:table-cell>
          <table:table-cell/>
        </table:table-row>
        <table:table-row table:style-name="ro2">
          <table:table-cell table:style-name="ce1" office:value-type="string">
            <text:p>Mirtazapine</text:p>
          </table:table-cell>
          <table:table-cell table:style-name="ce17" office:value-type="string">
            <text:p><text:span text:style-name="T2">α</text:span><text:span text:style-name="T3">2 </text:span><text:span text:style-name="T1">antagonist (</text:span><text:span text:style-name="T2">↑ </text:span><text:span text:style-name="T1">release of NE and serotonin) and potent 5-HT</text:span><text:span text:style-name="T3">2 </text:span><text:span text:style-name="T1">and 5-HT</text:span><text:span text:style-name="T3">3 </text:span><text:span text:style-name="T1">receptor antagonist. Toxicity: sedation, </text:span><text:span text:style-name="T2">↑ </text:span><text:span text:style-name="T1">appetite, weight gain, dry mouth.</text:span></text:p>
          </table:table-cell>
          <table:table-cell/>
        </table:table-row>
        <table:table-row table:style-name="ro2">
          <table:table-cell table:style-name="ce1" office:value-type="string">
            <text:p>Venlafaxine</text:p>
          </table:table-cell>
          <table:table-cell table:style-name="ce15" office:value-type="string">
            <text:p><text:span text:style-name="T1">Also used in generalized anxiety disorder. Inhibits serotonin, NE, and dopamine reuptake. Toxicity: stimulant effects, sedation, nausea, constipation, </text:span><text:span text:style-name="T2">↑ </text:span><text:span text:style-name="T1">BP.</text:span></text:p>
          </table:table-cell>
          <table:table-cell/>
        </table:table-row>
        <table:table-row table:style-name="ro3">
          <table:table-cell office:value-type="string">
            <text:p>Bupropion (Wellbutrin)</text:p>
          </table:table-cell>
          <table:table-cell office:value-type="string">
            <text:p>lso used for smoking cessation. Mechanism not well known. Toxicity: stimulant effects (tachycardia, insomnia), headache, seizure in bulimic patients. Does not cause sexual side effects.</text:p>
          </table:table-cell>
          <table:table-cell/>
        </table:table-row>
        <table:table-row table:style-name="ro3">
          <table:table-cell office:value-type="string">
            <text:p>Imipramine, amitriptyline, desipramine, nortriptyline, clomipramine, doxepin, amoxapine.</text:p>
          </table:table-cell>
          <table:table-cell office:value-type="string">
            <text:p>Block reuptake of NE and serotonin.</text:p>
          </table:table-cell>
          <table:table-cell/>
        </table:table-row>
        <table:table-row table:style-name="ro2">
          <table:table-cell table:style-name="Default" office:value-type="string">
            <text:p>side effect of Tricyclic antidepressants</text:p>
          </table:table-cell>
          <table:table-cell table:style-name="ce18" office:value-type="string">
            <text:p><text:span text:style-name="T1">Sedation, </text:span><text:span text:style-name="T2">α</text:span><text:span text:style-name="T1">-blocking effects, atropine-like (anticholinergic) side effects (tachycardia, urinary retention). 3° TCAs (amitriptyline) have more anticholinergic effects than do 2° TCAs (nortriptyline). Desipramine is the least sedating.</text:span></text:p>
          </table:table-cell>
          <table:table-cell/>
        </table:table-row>
        <table:table-row table:style-name="ro3">
          <table:table-cell table:style-name="Default" office:value-type="string">
            <text:p>toxicity of TAD</text:p>
          </table:table-cell>
          <table:table-cell office:value-type="string">
            <text:p>Tri-C’s: Convulsions, Coma, Cardiotoxicity (arrhythmias); also respiratory depression, hyperpyrexia. Confusion and hallucinations in elderly due to anticholinergic side effects (use nortriptyline).</text:p>
          </table:table-cell>
          <table:table-cell/>
        </table:table-row>
        <table:table-row table:style-name="ro3">
          <table:table-cell office:value-type="string">
            <text:p>Fluoxetine, sertraline, paroxetine, citalopram.</text:p>
          </table:table-cell>
          <table:table-cell office:value-type="string">
            <text:p>Serotonin-specific reuptake inhibitors. Fewer than TCAs. GI distress, sexual dysfunction (anorgasmia). “Serotonin syndrome” with MAO inhibitors––hyperthermia, muscle rigidity, cardiovascular collapse.</text:p>
          </table:table-cell>
          <table:table-cell/>
        </table:table-row>
        <table:table-row table:style-name="ro3">
          <table:table-cell office:value-type="string">
            <text:p>Thioridazine, haloperidol, fluphenazine, chlorpromazine (haloperidol + “-azine”s).</text:p>
          </table:table-cell>
          <table:table-cell table:style-name="ce7" office:value-type="string">
            <text:p><text:span text:style-name="T1">Most antipsychotics block dopamine D</text:span><text:span text:style-name="T3">2 </text:span><text:span text:style-name="T1">receptors (excess dopamine effects connected with schizophrenia).</text:span></text:p>
          </table:table-cell>
          <table:table-cell/>
        </table:table-row>
        <table:table-row table:style-name="ro2">
          <table:table-cell table:style-name="Default" office:value-type="string">
            <text:p>toxicity of antipsychotics = neuroleptics </text:p>
          </table:table-cell>
          <table:table-cell table:style-name="ce5" office:value-type="string">
            <text:p><text:span text:style-name="T1">Extrapyramidal system (EPS) side effects, endocrine side effects (e.g., dopamine receptor antagonism </text:span><text:span text:style-name="T2">→ </text:span><text:span text:style-name="T1">hyperprolactinemia </text:span><text:span text:style-name="T2">→ </text:span><text:span text:style-name="T1">galactorrhea), and side effects arising from blocking muscarinic (dry mouth, constipation), </text:span><text:span text:style-name="T2">α </text:span><text:span text:style-name="T1">(hypotension), and histamine (sedation) receptors.</text:span></text:p>
          </table:table-cell>
          <table:table-cell/>
        </table:table-row>
        <table:table-row table:style-name="ro3">
          <table:table-cell office:value-type="string">
            <text:p>Alcohol withdrawal</text:p>
          </table:table-cell>
          <table:table-cell table:style-name="ce1" office:value-type="string">
            <text:p>Benzodiazepines</text:p>
          </table:table-cell>
          <table:table-cell/>
        </table:table-row>
        <table:table-row table:style-name="ro3">
          <table:table-cell office:value-type="string">
            <text:p>Anorexia/bulimia</text:p>
          </table:table-cell>
          <table:table-cell office:value-type="string">
            <text:p>SSRIs</text:p>
          </table:table-cell>
          <table:table-cell/>
        </table:table-row>
        <table:table-row table:style-name="ro3">
          <table:table-cell office:value-type="string">
            <text:p>Anxiety</text:p>
          </table:table-cell>
          <table:table-cell office:value-type="string">
            <text:p>Barbiturates Benzodiazepines Buspirone MAO inhibitors</text:p>
          </table:table-cell>
          <table:table-cell/>
        </table:table-row>
        <table:table-row table:style-name="ro3">
          <table:table-cell office:value-type="string">
            <text:p>ADHD</text:p>
          </table:table-cell>
          <table:table-cell office:value-type="string">
            <text:p>Methylphenidate (Ritalin) Amphetamine</text:p>
          </table:table-cell>
          <table:table-cell/>
        </table:table-row>
        <table:table-row table:style-name="ro3">
          <table:table-cell office:value-type="string">
            <text:p>Atypical depression</text:p>
          </table:table-cell>
          <table:table-cell office:value-type="string">
            <text:p>MAO inhibitors</text:p>
          </table:table-cell>
          <table:table-cell/>
        </table:table-row>
        <table:table-row table:style-name="ro3">
          <table:table-cell office:value-type="string">
            <text:p>Bipolar disorder</text:p>
          </table:table-cell>
          <table:table-cell office:value-type="string">
            <text:p>Lithium Valproic acid Carbamazepine</text:p>
          </table:table-cell>
          <table:table-cell/>
        </table:table-row>
        <table:table-row table:style-name="ro3">
          <table:table-cell office:value-type="string">
            <text:p>Depression</text:p>
          </table:table-cell>
          <table:table-cell office:value-type="string">
            <text:p>SSRIs TCAs</text:p>
          </table:table-cell>
          <table:table-cell/>
        </table:table-row>
        <table:table-row table:style-name="ro3">
          <table:table-cell office:value-type="string">
            <text:p>Depression with insomnia</text:p>
          </table:table-cell>
          <table:table-cell office:value-type="string">
            <text:p>Trazodone Mirtazapine</text:p>
          </table:table-cell>
          <table:table-cell/>
        </table:table-row>
        <table:table-row table:style-name="ro3">
          <table:table-cell office:value-type="string">
            <text:p>Obsessive-compulsive disorder</text:p>
          </table:table-cell>
          <table:table-cell office:value-type="string">
            <text:p>SSRIs</text:p>
          </table:table-cell>
          <table:table-cell/>
        </table:table-row>
        <table:table-row table:style-name="ro3">
          <table:table-cell office:value-type="string">
            <text:p>Panic disorder</text:p>
          </table:table-cell>
          <table:table-cell office:value-type="string">
            <text:p>TCAs Buspirone</text:p>
          </table:table-cell>
          <table:table-cell/>
        </table:table-row>
        <table:table-row table:style-name="ro3">
          <table:table-cell office:value-type="string">
            <text:p>Schizophrenia</text:p>
          </table:table-cell>
          <table:table-cell office:value-type="string">
            <text:p>Antipsychotics (haloperidol)</text:p>
          </table:table-cell>
          <table:table-cell/>
        </table:table-row>
        <table:table-row table:style-name="ro3">
          <table:table-cell office:value-type="string">
            <text:p>Tourette’s syndrome</text:p>
          </table:table-cell>
          <table:table-cell table:style-name="Default"/>
          <table:table-cell/>
        </table:table-row>
        <table:table-row table:style-name="ro2">
          <table:table-cell office:value-type="string">
            <text:p>Alcohol intoxication </text:p>
          </table:table-cell>
          <table:table-cell table:style-name="ce5" office:value-type="string">
            <text:p><text:span text:style-name="T1">Disinhibition, emotional lability, slurred speech, ataxia, coma, blackouts. Serum </text:span><text:span text:style-name="T2">γ</text:span><text:span text:style-name="T1">-glutamyltransferase (GGT)––sensitive indicator of alcohol use.</text:span></text:p>
          </table:table-cell>
          <table:table-cell/>
        </table:table-row>
        <table:table-row table:style-name="ro3">
          <table:table-cell table:style-name="Default" office:value-type="string">
            <text:p>Alcohol withdrawal</text:p>
          </table:table-cell>
          <table:table-cell office:value-type="string">
            <text:p>Tremor, tachycardia, hypertension, malaise, nausea, seizures, delirium tremens (DTs), tremulousness, agitation, hallucinations</text:p>
          </table:table-cell>
          <table:table-cell/>
        </table:table-row>
        <table:table-row table:style-name="ro3">
          <table:table-cell table:style-name="Default" office:value-type="string">
            <text:p>opioids intoxication </text:p>
          </table:table-cell>
          <table:table-cell office:value-type="string">
            <text:p>CNS depression, nausea and vomiting, constipation, pupillary constriction (pinpoint pupils), seizures (overdose is life- threatening). \\ Anxiety, insomnia, anorexia, sweating, dilated pupils, piloerection (“cold turkey”), fever, rhinorrhea, nausea, stomach cramps, diarrhea (“flulike” symptoms), yawning</text:p>
          </table:table-cell>
          <table:table-cell/>
        </table:table-row>
        <table:table-row table:style-name="ro3">
          <table:table-cell table:style-name="Default" office:value-type="string">
            <text:p>opioids withdrawl</text:p>
          </table:table-cell>
          <table:table-cell office:value-type="string">
            <text:p>Anxiety, insomnia, anorexia, sweating, dilated pupils, piloerection (“cold turkey”), fever, rhinorrhea, nausea, stomach cramps, diarrhea (“flulike” symptoms), yawning</text:p>
          </table:table-cell>
          <table:table-cell/>
        </table:table-row>
        <table:table-row table:style-name="ro3">
          <table:table-cell office:value-type="string">
            <text:p>Amphetamines intoxication </text:p>
          </table:table-cell>
          <table:table-cell office:value-type="string">
            <text:p>Psychomotor agitation, impaired judgment, pupillary dilation, hypertension, tachycardia, euphoria, prolonged wakefulness and attention, cardiac arrhythmias, delusions, hallucinations, fever.</text:p>
          </table:table-cell>
          <table:table-cell/>
        </table:table-row>
        <table:table-row table:style-name="ro3">
          <table:table-cell table:style-name="Default" office:value-type="string">
            <text:p><text:s/>amphetamines withdrawl </text:p>
          </table:table-cell>
          <table:table-cell office:value-type="string">
            <text:p>Post-use “crash,” including depression, lethargy, headache, stomach cramps, hunger, hypersomnolence</text:p>
          </table:table-cell>
          <table:table-cell/>
        </table:table-row>
        <table:table-row table:style-name="ro3">
          <table:table-cell office:value-type="string">
            <text:p>Cocaine intoxication</text:p>
          </table:table-cell>
          <table:table-cell office:value-type="string">
            <text:p>Euphoria, psychomotor agitation, impaired judgment, tachycardia, pupillary dilation, hypertension, hallucinations (including tactile), paranoid ideations, angina, sudden cardiac death.</text:p>
          </table:table-cell>
          <table:table-cell/>
        </table:table-row>
        <table:table-row table:style-name="ro3">
          <table:table-cell office:value-type="string">
            <text:p>Cocaine widrawl </text:p>
          </table:table-cell>
          <table:table-cell office:value-type="string">
            <text:p>Post-use “crash,” including severe depression and suicidality, hypersomnolence, fatigue, malaise, severe psychological craving</text:p>
          </table:table-cell>
          <table:table-cell/>
        </table:table-row>
        <table:table-row table:style-name="ro3">
          <table:table-cell office:value-type="string">
            <text:p>PCP intoxication </text:p>
          </table:table-cell>
          <table:table-cell table:style-name="ce1" office:value-type="string">
            <text:p>Belligerence, impulsiveness, fever, psychomotor agitation, vertical and horizontal nystagmus, tachycardia, ataxia, homicidality, psychosis, delirium.</text:p>
          </table:table-cell>
          <table:table-cell/>
        </table:table-row>
        <table:table-row table:style-name="ro3">
          <table:table-cell office:value-type="string">
            <text:p><text:s/>PCP withdrawl </text:p>
          </table:table-cell>
          <table:table-cell office:value-type="string">
            <text:p>ecurrence of intoxication symptoms due to reabsorption in GI tract; sudden onset of severe, random, homicidal violence</text:p>
          </table:table-cell>
          <table:table-cell/>
        </table:table-row>
        <table:table-row table:style-name="ro3">
          <table:table-cell office:value-type="string">
            <text:p>LSD</text:p>
          </table:table-cell>
          <table:table-cell office:value-type="string">
            <text:p>Marked anxiety or depression, delusions, visual hallucinations, flashbacks, pupillary dilation</text:p>
          </table:table-cell>
          <table:table-cell/>
        </table:table-row>
        <table:table-row table:style-name="ro2">
          <table:table-cell office:value-type="string">
            <text:p>Marijuana</text:p>
          </table:table-cell>
          <table:table-cell table:style-name="ce15" office:value-type="string">
            <text:p><text:span text:style-name="T1">Euphoria, anxiety, paranoid delusions, perception of slowed time, impaired judgment, social withdrawal, </text:span><text:span text:style-name="T2">↑ </text:span><text:span text:style-name="T1">appetite, dry mouth, hallucinations.Can be detected in urine up to 1 month after last use</text:span></text:p>
          </table:table-cell>
          <table:table-cell/>
        </table:table-row>
        <table:table-row table:style-name="ro2">
          <table:table-cell table:style-name="ce3" office:value-type="string">
            <text:p>Sumatriptan</text:p>
          </table:table-cell>
          <table:table-cell table:style-name="ce13" office:value-type="string">
            <text:p><text:span text:style-name="T1">5-HT</text:span><text:span text:style-name="T3">1D </text:span><text:span text:style-name="T1">agonist. Causes vasoconstriction. Half-life </text:span><text:span text:style-name="T2">&lt; </text:span><text:span text:style-name="T1">2 hours. Acute migraine, cluster headache attacks. Coronary vasospasm, mild tingling (contraindicated in patients with CAD or Prinzmetal’s angina), hypertensive emergencies.</text:span></text:p>
          </table:table-cell>
          <table:table-cell/>
        </table:table-row>
        <table:table-row table:style-name="ro2">
          <table:table-cell table:style-name="ce3" office:value-type="string">
            <text:p>Selegiline</text:p>
          </table:table-cell>
          <table:table-cell table:style-name="ce13" office:value-type="string">
            <text:p><text:span text:style-name="T1">Selectively inhibits MAO-B, thereby </text:span><text:span text:style-name="T2">↑ </text:span><text:span text:style-name="T1">the availability of dopamine. Adjunctive agent to </text:span><text:span text:style-name="T3">L</text:span><text:span text:style-name="T1">-dopa in treatment of Parkinson’s disease. May enhance adverse effects of </text:span><text:span text:style-name="T3">L</text:span><text:span text:style-name="T1">-dopa.</text:span></text:p>
          </table:table-cell>
          <table:table-cell/>
        </table:table-row>
        <table:table-row table:style-name="ro3">
          <table:table-cell office:value-type="string">
            <text:p>Succinylcholine (complications include hypercalemia and hyperkalemia).</text:p>
          </table:table-cell>
          <table:table-cell office:value-type="string">
            <text:p>Phase I (prolonged depolarization)––no antidote. Block potentiated by cholinesterase inhibitors. \\ Phase II (repolarized but blocked)––antidote consists of cholinesterase inhibitors (e.g., neostigmine).</text:p>
          </table:table-cell>
          <table:table-cell/>
        </table:table-row>
        <table:table-row table:style-name="ro3">
          <table:table-cell office:value-type="string">
            <text:p>Tubocurarine, atracurium, mivacurium, pancuronium, vecuronium, rocuronium. Competitive––compete with ACh for receptors.</text:p>
          </table:table-cell>
          <table:table-cell office:value-type="string">
            <text:p>Reversal of blockade––neostigmine, edrophonium, and other cholinesterase inhibitors.</text:p>
          </table:table-cell>
          <table:table-cell/>
        </table:table-row>
        <table:table-row table:style-name="ro2">
          <table:table-cell table:style-name="ce3" office:value-type="string">
            <text:p>Dantrolene</text:p>
          </table:table-cell>
          <table:table-cell table:style-name="ce7" office:value-type="string">
            <text:p><text:span text:style-name="T1">Used in the treatment of malignant hyperthermia, which is caused by the concomitant use of inhalation anesthetics (except N</text:span><text:span text:style-name="T3">2</text:span><text:span text:style-name="T1">O) and succinylcholine. Also used to treat neuroleptic malignant syndrome (a toxicity of antipsychotic drugs). \\ Mechanism: prevents the release of Ca</text:span><text:span text:style-name="T3">2</text:span><text:span text:style-name="T9">+ </text:span><text:span text:style-name="T1">from the sarcoplasmic reticulum of skeletal muscle.</text:span></text:p>
          </table:table-cell>
          <table:table-cell/>
        </table:table-row>
        <table:table-row table:style-name="ro3">
          <table:table-cell office:value-type="string">
            <text:p>Agonize dopamine receptors</text:p>
          </table:table-cell>
          <table:table-cell office:value-type="string">
            <text:p>Bromocriptine (ergot alkaloid and partial dopamine agonist), pramipexole, ropinirole</text:p>
          </table:table-cell>
          <table:table-cell/>
        </table:table-row>
        <table:table-row table:style-name="ro2">
          <table:table-cell table:style-name="ce5" office:value-type="string">
            <text:p><text:span text:style-name="T2">↑ </text:span><text:span text:style-name="T1">dopamine</text:span></text:p>
          </table:table-cell>
          <table:table-cell table:style-name="ce18" office:value-type="string">
            <text:p><text:span text:style-name="T1">Amantadine (may </text:span><text:span text:style-name="T2">↑ </text:span><text:span text:style-name="T1">dopamine release); also used as an antiviral against influenza A and rubella; toxicity = ataxia </text:span><text:span text:style-name="T3">L</text:span><text:span text:style-name="T1">-dopa/carbidopa (converted to dopamine in CNS)</text:span></text:p>
          </table:table-cell>
          <table:table-cell/>
        </table:table-row>
        <table:table-row table:style-name="ro3">
          <table:table-cell office:value-type="string">
            <text:p>Prevent dopamine breakdown</text:p>
          </table:table-cell>
          <table:table-cell office:value-type="string">
            <text:p>Selegiline (selective MAO type B inhibitor); entacapone, tolcapone (COMT inhibitors)</text:p>
          </table:table-cell>
          <table:table-cell/>
        </table:table-row>
        <table:table-row table:style-name="ro3">
          <table:table-cell office:value-type="string">
            <text:p>Curb excess cholinergic activity</text:p>
          </table:table-cell>
          <table:table-cell office:value-type="string">
            <text:p>Benztropine (Antimuscarinic; improves tremor and rigidity but has little effect on bradykinesia)</text:p>
          </table:table-cell>
          <table:table-cell/>
        </table:table-row>
        <table:table-row table:style-name="ro2">
          <table:table-cell office:value-type="string">
            <text:p>Halothane, enflurane, isoflurane, sevoflurane, methoxyflurane, nitrous oxide.</text:p>
          </table:table-cell>
          <table:table-cell table:style-name="ce18" office:value-type="string">
            <text:p><text:span text:style-name="T1">Myocardial depression, respiratory depression, nausea/emesis, </text:span><text:span text:style-name="T2">↑ </text:span><text:span text:style-name="T1">cerebral blood flow </text:span><text:span text:style-name="T1">(</text:span><text:span text:style-name="T2">↓ </text:span><text:span text:style-name="T1">cerebral metabolic demand). Hepatotoxicity (halothane), nephrotoxicity (methoxyflurane), proconvulsant (enflurane), malignant hyperthermia (rare).</text:span></text:p>
          </table:table-cell>
          <table:table-cell/>
        </table:table-row>
        <table:table-row table:style-name="ro2">
          <table:table-cell office:value-type="string">
            <text:p>Barbiturates</text:p>
          </table:table-cell>
          <table:table-cell table:style-name="ce5" office:value-type="string">
            <text:p><text:span text:style-name="T1">Thiopental––high potency, high lipid solubility, rapid entry into brain. Used for induction of anesthesia and short surgical procedures. Effect terminated by redistribution from brain. </text:span><text:span text:style-name="T2">↓ </text:span><text:span text:style-name="T1">cerebral blood flow.</text:span></text:p>
          </table:table-cell>
          <table:table-cell/>
        </table:table-row>
        <table:table-row table:style-name="ro2">
          <table:table-cell office:value-type="string">
            <text:p>Benzodiazepines</text:p>
          </table:table-cell>
          <table:table-cell table:style-name="ce5" office:value-type="string">
            <text:p><text:span text:style-name="T1">Midazolam most common drug used for endoscopy; used adjunctively with gaseous anesthetics and narcotics. May cause severe postoperative respiratory depression, </text:span><text:span text:style-name="T2">↓ </text:span><text:span text:style-name="T1">BP (treat overdose with flumazenil), and amnesia.</text:span></text:p>
          </table:table-cell>
          <table:table-cell/>
        </table:table-row>
        <table:table-row table:style-name="ro2">
          <table:table-cell office:value-type="string">
            <text:p>Arylcyclohexylamines (Ketamine)</text:p>
          </table:table-cell>
          <table:table-cell table:style-name="ce5" office:value-type="string">
            <text:p><text:span text:style-name="T1">PCP analogs that act as dissociative anesthetics. Cardiovascular stimulants. Cause disorientation, hallucination, and bad dreams. </text:span><text:span text:style-name="T2">↑ </text:span><text:span text:style-name="T1">cerebral blood flow.</text:span></text:p>
          </table:table-cell>
          <table:table-cell/>
        </table:table-row>
        <table:table-row table:style-name="ro3">
          <table:table-cell office:value-type="string">
            <text:p>Opiates</text:p>
          </table:table-cell>
          <table:table-cell office:value-type="string">
            <text:p>Morphine, fentanyl used with other CNS depressants during general anesthesia.</text:p>
          </table:table-cell>
          <table:table-cell/>
        </table:table-row>
        <table:table-row table:style-name="ro3">
          <table:table-cell office:value-type="string">
            <text:p>Propofol</text:p>
          </table:table-cell>
          <table:table-cell office:value-type="string">
            <text:p>Used for rapid anesthesia induction and short procedures. Less postoperative nausea than thiopental.</text:p>
          </table:table-cell>
          <table:table-cell/>
        </table:table-row>
        <table:table-row table:style-name="ro3">
          <table:table-cell table:style-name="Default" office:value-type="string">
            <text:p>local anethetics= esters </text:p>
          </table:table-cell>
          <table:table-cell office:value-type="string">
            <text:p>Esters––procaine, cocaine, tetracaine;</text:p>
          </table:table-cell>
          <table:table-cell/>
        </table:table-row>
        <table:table-row table:style-name="ro3">
          <table:table-cell table:style-name="Default" office:value-type="string">
            <text:p>local anethetics= amides</text:p>
          </table:table-cell>
          <table:table-cell office:value-type="string">
            <text:p>amides––lIdocaIne, mepIvacaIne, bupIvacaIne (amIdes have 2 I’s in name).</text:p>
          </table:table-cell>
          <table:table-cell/>
        </table:table-row>
        <table:table-row table:style-name="ro3">
          <table:table-cell table:style-name="Default" office:value-type="string">
            <text:p>mechanism of cocain or ildocaine</text:p>
          </table:table-cell>
          <table:table-cell table:style-name="ce13" office:value-type="string">
            <text:p><text:span text:style-name="T1">Block Na</text:span><text:span text:style-name="T9">+ </text:span><text:span text:style-name="T1">channels by binding to specific receptors on inner portion of channel. Preferentially bind to activated Na</text:span><text:span text:style-name="T3">+ </text:span><text:span text:style-name="T1">channels, so most effective in rapidly firing neurons. 3° amine local anesthetics penetrate membrane in uncharged form, then bind to ion channels as charged form.</text:span></text:p>
          </table:table-cell>
          <table:table-cell/>
        </table:table-row>
        <table:table-row table:style-name="ro3">
          <table:table-cell office:value-type="string">
            <text:p>infected (acidic) tissue</text:p>
          </table:table-cell>
          <table:table-cell office:value-type="string">
            <text:p>alkaline anesthetics are charged and cannot penetrate membrane effectively. Therefore, more anesthetic is needed in these cases.</text:p>
          </table:table-cell>
          <table:table-cell/>
        </table:table-row>
        <table:table-row table:style-name="ro3">
          <table:table-cell office:value-type="string">
            <text:p>Order of nerve blockade–</text:p>
          </table:table-cell>
          <table:table-cell office:value-type="string">
            <text:p>mall-diameter fibers &gt; large diameter. Myelinated fibers &gt; unmyelinated fibers. Overall, size factor predominates over myelination such that small myelinated fibers &gt; small unmyelinated fibers &gt; large myelinated fibers &gt; large unmyelinated fibers. Order of loss––pain (lose first) &gt; temperature &gt; touch &gt; pressure (lose last).</text:p>
          </table:table-cell>
          <table:table-cell/>
        </table:table-row>
        <table:table-row table:style-name="ro2">
          <table:table-cell table:style-name="ce3" office:value-type="string">
            <text:p>Phenytoin</text:p>
          </table:table-cell>
          <table:table-cell table:style-name="ce13" office:value-type="string">
            <text:p><text:span text:style-name="T1">Use-dependent blockade of Na</text:span><text:span text:style-name="T9">+ </text:span><text:span text:style-name="T1">channels; inhibition of glutamate release from excitatory presynaptic neuron. Tonic-clonic seizures. Also a class IB antiarrhythmic.</text:span></text:p>
          </table:table-cell>
          <table:table-cell/>
        </table:table-row>
        <table:table-row table:style-name="ro2">
          <table:table-cell table:style-name="Default" office:value-type="string">
            <text:p>side effect of phenytoin </text:p>
          </table:table-cell>
          <table:table-cell office:value-type="string">
            <text:p>Nystagmus, ataxia, diplopia, sedation, SLE-like syndrome, induction of cytochrome <text:span text:style-name="T1">P-450. Chronic use produces gingival hyperplasia in children, peripheral neuropathy, hirsutism, megaloblastic anemia (</text:span><text:span text:style-name="T2">↓ </text:span><text:span text:style-name="T1">folate absorption), and malignant hyperthermia (rare); teratogenic (fetal hydantoin syndrome)</text:span></text:p>
          </table:table-cell>
          <table:table-cell/>
        </table:table-row>
        <table:table-row table:style-name="ro7">
          <table:table-cell table:style-name="ce3" office:value-type="string">
            <text:p>Barbiturates mechanism </text:p>
          </table:table-cell>
          <table:table-cell table:style-name="ce17" office:value-type="string">
            <text:p><text:span text:style-name="T1">acilitate GABA</text:span><text:span text:style-name="T3">A </text:span><text:span text:style-name="T1">action by </text:span><text:span text:style-name="T2">↑ </text:span><text:span text:style-name="T1">duration of Cl</text:span><text:span text:style-name="T9">−</text:span></text:p>
            <text:p><text:span text:style-name="T1">channel opening, thus </text:span><text:span text:style-name="T2">↓ </text:span><text:span text:style-name="T1">neuron firing.</text:span></text:p>
          </table:table-cell>
          <table:table-cell/>
        </table:table-row>
        <table:table-row table:style-name="ro2">
          <table:table-cell table:style-name="Default" office:value-type="string">
            <text:p>side effect of barbiturate </text:p>
          </table:table-cell>
          <table:table-cell office:value-type="string">
            <text:p>Dependence, additive CNS depression effects with <text:s/>alcohol, respiratory or cardiovascular depression (can lead to death), drug interactions owing to induction of liver microsomal enzymes (cytochrome P-450). <text:span text:style-name="T1">Treat overdose with symptom management (assist respiration, </text:span><text:span text:style-name="T2">↑ </text:span><text:span text:style-name="T1">BP).</text:span></text:p>
          </table:table-cell>
          <table:table-cell/>
        </table:table-row>
        <table:table-row table:style-name="ro2">
          <table:table-cell table:style-name="ce3" office:value-type="string">
            <text:p>Benzodiazepines</text:p>
          </table:table-cell>
          <table:table-cell office:value-type="string">
            <text:p>Diazepam, lorazepam, triazolam, temazepam, oxazepam, midazolam, chlordiazepoxide, alprazolam.</text:p>
          </table:table-cell>
          <table:table-cell/>
        </table:table-row>
        <table:table-row table:style-name="ro2">
          <table:table-cell table:style-name="ce3" office:value-type="string">
            <text:p>Benzodiazepines mechanism </text:p>
          </table:table-cell>
          <table:table-cell table:style-name="ce13" office:value-type="string">
            <text:p><text:span text:style-name="T1">Facilitate GABA</text:span><text:span text:style-name="T3">A </text:span><text:span text:style-name="T1">action by </text:span><text:span text:style-name="T2">↑ </text:span><text:span text:style-name="T1">frequency of Cl</text:span><text:span text:style-name="T9">− </text:span><text:span text:style-name="T1">channel opening</text:span></text:p>
          </table:table-cell>
          <table:table-cell/>
        </table:table-row>
        <table:table-row table:style-name="ro2">
          <table:table-cell table:style-name="ce3" office:value-type="string">
            <text:p>Benzodiazepines toxicity </text:p>
          </table:table-cell>
          <table:table-cell office:value-type="string">
            <text:p>Dependence, additive CNS depression effects with alcohol. Less risk of respiratory depression and coma than with barbiturates. Treat overdose with flumazenil (competitive antagonist at GABA receptor).</text:p>
          </table:table-cell>
          <table:table-cell/>
        </table:table-row>
        <table:table-row table:style-name="ro2">
          <table:table-cell table:style-name="ce5" office:value-type="string">
            <text:p><text:span text:style-name="T1">Drugs with </text:span><text:span text:style-name="T2">↑ </text:span><text:span text:style-name="T1">solubility in lipids </text:span></text:p>
          </table:table-cell>
          <table:table-cell table:style-name="ce5" office:value-type="string">
            <text:p><text:span text:style-name="T2">↑ </text:span><text:span text:style-name="T1">potency </text:span><text:span text:style-name="T2">=</text:span><text:span text:style-name="T2"><text:tab/></text:span><text:span text:style-name="T1">1/MAC</text:span></text:p>
          </table:table-cell>
          <table:table-cell/>
        </table:table-row>
        <table:table-row table:style-name="ro3">
          <table:table-cell table:style-name="ce6" office:value-type="string">
            <text:p>Ethosuximide</text:p>
          </table:table-cell>
          <table:table-cell table:style-name="ce19" office:value-type="string">
            <text:p><text:span text:style-name="T14">Blocks thalamic T-type Ca</text:span><text:span text:style-name="T15">2+ </text:span><text:span text:style-name="T14">channels</text:span></text:p>
          </table:table-cell>
          <table:table-cell/>
        </table:table-row>
        <table:table-row table:style-name="ro3">
          <table:table-cell table:style-name="ce6" office:value-type="string">
            <text:p>Valproic acid</text:p>
          </table:table-cell>
          <table:table-cell table:style-name="ce20" office:value-type="string">
            <text:p><text:span text:style-name="T16"><text:s/></text:span><text:span text:style-name="T14">Na</text:span><text:span text:style-name="T15">+ </text:span><text:span text:style-name="T14">channel inactivation, </text:span><text:span text:style-name="T16">↑ </text:span><text:span text:style-name="T14">GABA concentration</text:span></text:p>
          </table:table-cell>
          <table:table-cell/>
        </table:table-row>
        <table:table-row table:style-name="ro3">
          <table:table-cell table:style-name="ce6" office:value-type="string">
            <text:p>Topiramate</text:p>
          </table:table-cell>
          <table:table-cell table:style-name="ce20" office:value-type="string">
            <text:p><text:span text:style-name="T14">Blocks Na</text:span><text:span text:style-name="T15">+ </text:span><text:span text:style-name="T14">channels, </text:span><text:span text:style-name="T16">↑ </text:span><text:span text:style-name="T14">GABA action</text:span></text:p>
          </table:table-cell>
          <table:table-cell/>
        </table:table-row>
        <table:table-row table:style-name="ro3">
          <table:table-cell table:style-name="ce6" office:value-type="string">
            <text:p>Gabapentin</text:p>
          </table:table-cell>
          <table:table-cell table:style-name="ce21" office:value-type="string">
            <text:p><text:span text:style-name="T16">↑ </text:span><text:span text:style-name="T14">GABA release</text:span></text:p>
          </table:table-cell>
          <table:table-cell/>
        </table:table-row>
        <table:table-row table:style-name="ro3">
          <table:table-cell table:style-name="ce6" office:value-type="string">
            <text:p>Lamotrigine</text:p>
          </table:table-cell>
          <table:table-cell table:style-name="ce19" office:value-type="string">
            <text:p><text:span text:style-name="T14">Blocks voltage-gated Na</text:span><text:span text:style-name="T15">+ </text:span><text:span text:style-name="T14">channels</text:span></text:p>
          </table:table-cell>
          <table:table-cell/>
        </table:table-row>
        <table:table-row table:style-name="ro3">
          <table:table-cell table:style-name="ce6" office:value-type="string">
            <text:p>Carbamazepine</text:p>
          </table:table-cell>
          <table:table-cell table:style-name="ce20" office:value-type="string">
            <text:p><text:span text:style-name="T16">↑ </text:span><text:span text:style-name="T14">Na</text:span><text:span text:style-name="T15">+ </text:span><text:span text:style-name="T14">channel inactivation 1</text:span><text:span text:style-name="T17">st</text:span><text:span text:style-name="T14"> line for trigeminal neuralgia</text:span></text:p>
          </table:table-cell>
          <table:table-cell/>
        </table:table-row>
        <table:table-row table:style-name="ro3">
          <table:table-cell office:value-type="string">
            <text:p>Lipoxygenase pathway</text:p>
          </table:table-cell>
          <table:table-cell office:value-type="string">
            <text:p>yields Leukotrienes.</text:p>
          </table:table-cell>
          <table:table-cell/>
        </table:table-row>
        <table:table-row table:style-name="ro2">
          <table:table-cell table:style-name="ce7" office:value-type="string">
            <text:p><text:span text:style-name="T1">LTC</text:span><text:span text:style-name="T3">4</text:span><text:span text:style-name="T1">, D</text:span><text:span text:style-name="T3">4</text:span><text:span text:style-name="T1">, and E</text:span><text:span text:style-name="T3">4 </text:span><text:span text:style-name="T1">function</text:span></text:p>
          </table:table-cell>
          <table:table-cell office:value-type="string">
            <text:p>bronchoconstriction,vasoconstriction, contraction of smooth muscle,<text:span text:style-name="T1">and </text:span><text:span text:style-name="T2">↑ </text:span><text:span text:style-name="T1">vascular permeability.</text:span></text:p>
          </table:table-cell>
          <table:table-cell/>
        </table:table-row>
        <table:table-row table:style-name="ro3">
          <table:table-cell table:style-name="ce7" office:value-type="string">
            <text:p><text:span text:style-name="T1">LTB</text:span><text:span text:style-name="T3">4</text:span></text:p>
          </table:table-cell>
          <table:table-cell office:value-type="string">
            <text:p>neutrophil chemotactic agent.</text:p>
          </table:table-cell>
          <table:table-cell/>
        </table:table-row>
        <table:table-row table:style-name="ro6">
          <table:table-cell table:style-name="ce7" office:value-type="string">
            <text:p><text:span text:style-name="T1">PGI</text:span><text:span text:style-name="T3">2</text:span></text:p>
          </table:table-cell>
          <table:table-cell table:style-name="ce22" office:value-type="string">
            <text:p><text:span text:style-name="T18">inhibits platelet aggregation and promotes</text:span></text:p>
            <text:p><text:span text:style-name="T18">Vasodilation.</text:span></text:p>
          </table:table-cell>
          <table:table-cell/>
        </table:table-row>
        <table:table-row table:style-name="ro2">
          <table:table-cell table:style-name="ce3" office:value-type="string">
            <text:p>NSAIDs</text:p>
          </table:table-cell>
          <table:table-cell office:value-type="string">
            <text:p>Ibuprofen, naproxen, indomethacin, ketorolac.</text:p>
          </table:table-cell>
          <table:table-cell/>
        </table:table-row>
        <table:table-row table:style-name="ro3">
          <table:table-cell table:style-name="Default" office:value-type="string">
            <text:p>NSAIDs mechanism </text:p>
          </table:table-cell>
          <table:table-cell office:value-type="string">
            <text:p>Reversibly inhibit cyclooxygenase (both COX-1 and COX-2). Block prostaglandin synthesis.</text:p>
          </table:table-cell>
          <table:table-cell/>
        </table:table-row>
        <table:table-row table:style-name="ro2">
          <table:table-cell table:style-name="ce3" office:value-type="string">
            <text:p>COX-2 inhibitors (celecoxib)</text:p>
          </table:table-cell>
          <table:table-cell office:value-type="string">
            <text:p>Reversibly inhibit specifically the cyclooxygenase (COX) isoform 2, which is found in inflammatory cells and mediates inflammation and pain; spares COX-1, which helps maintain the gastric mucosa. Thus, should not have the corrosive effects of other NSAIDs on the GI lining.</text:p>
          </table:table-cell>
          <table:table-cell/>
        </table:table-row>
        <table:table-row table:style-name="ro2">
          <table:table-cell table:style-name="ce3" office:value-type="string">
            <text:p>COX-2 inhibitors (celecoxib) toxicity </text:p>
          </table:table-cell>
          <table:table-cell table:style-name="ce18" office:value-type="string">
            <text:p><text:span text:style-name="T2">↑ </text:span><text:span text:style-name="T1">risk of thrombosis. Sulfa allergy. Less toxicity to GI mucosa (lower incidence of ulcers, bleeding).</text:span></text:p>
          </table:table-cell>
          <table:table-cell/>
        </table:table-row>
        <table:table-row table:style-name="ro3">
          <table:table-cell table:style-name="ce3" office:value-type="string">
            <text:p>Acetaminophen</text:p>
          </table:table-cell>
          <table:table-cell office:value-type="string">
            <text:p>Reversibly inhibits cyclooxygenase, mostly in CNS. Inactivated peripherally.</text:p>
          </table:table-cell>
          <table:table-cell/>
        </table:table-row>
        <table:table-row table:style-name="ro3">
          <table:table-cell office:value-type="string">
            <text:p>Toxicity of acetaminophen </text:p>
          </table:table-cell>
          <table:table-cell office:value-type="string">
            <text:p>Overdose produces hepatic necrosis; acetaminophen metabolite depletes glutathione and forms toxic tissue adducts in liver. N-acetylcysteine is antidote––regenerates glutathione.</text:p>
          </table:table-cell>
          <table:table-cell/>
        </table:table-row>
        <table:table-row table:style-name="ro3">
          <table:table-cell office:value-type="string">
            <text:p>Colchicine</text:p>
          </table:table-cell>
          <table:table-cell table:style-name="ce23" office:value-type="string">
            <text:p>Acute gout. Depolymerizes microtubule, impairing leukocyte chemotaxis and degranulation. GI side effects, especially if given orally. (Note: indomethacin is less toxic, more commonly used in acute gout.)</text:p>
          </table:table-cell>
          <table:table-cell/>
        </table:table-row>
        <table:table-row table:style-name="ro3">
          <table:table-cell office:value-type="string">
            <text:p>Probenecid</text:p>
          </table:table-cell>
          <table:table-cell office:value-type="string">
            <text:p>Chronic gout. Inhibits reabsorption of uric acid in PCT (also inhibits secretion of penicillin)</text:p>
          </table:table-cell>
          <table:table-cell/>
        </table:table-row>
        <table:table-row table:style-name="ro2">
          <table:table-cell office:value-type="string">
            <text:p>Allopurinol</text:p>
          </table:table-cell>
          <table:table-cell office:value-type="string">
            <text:p>Chronic gout. Inhibits xanthine oxidase, <text:span text:style-name="T2">↓ </text:span><text:span text:style-name="T1">conversion of xanthine to uric acid. Also used in lymphoma and leukemia to prevent tumor lysis–associated urate nephropathy. Interacts with azathioprine and 6-MP.</text:span></text:p>
          </table:table-cell>
          <table:table-cell/>
        </table:table-row>
        <table:table-row table:style-name="ro3">
          <table:table-cell table:style-name="Default"/>
          <table:table-cell office:value-type="string">
            <text:p>Probenecid and allopurinol should not be used to treat an acute episode of gout. Do not give salicylates.</text:p>
          </table:table-cell>
          <table:table-cell/>
        </table:table-row>
        <table:table-row table:style-name="ro2">
          <table:table-cell table:style-name="ce3" office:value-type="string">
            <text:p>Etanercept</text:p>
          </table:table-cell>
          <table:table-cell office:value-type="string">
            <text:p>Recombinant form of human TNF receptor that binds TNF.</text:p>
          </table:table-cell>
          <table:table-cell/>
        </table:table-row>
        <table:table-row table:style-name="ro2">
          <table:table-cell table:style-name="ce3" office:value-type="string">
            <text:p>Infliximab</text:p>
          </table:table-cell>
          <table:table-cell office:value-type="string">
            <text:p>Anti-TNF antibody</text:p>
          </table:table-cell>
          <table:table-cell/>
        </table:table-row>
        <table:table-row table:style-name="ro2">
          <table:table-cell table:style-name="ce3" office:value-type="string">
            <text:p>Heparin</text:p>
          </table:table-cell>
          <table:table-cell table:style-name="ce5" office:value-type="string">
            <text:p><text:span text:style-name="T1">Catalyzes the activation of antithrombin III, </text:span><text:span text:style-name="T2">↓ </text:span><text:span text:style-name="T1">thrombin and Xa. Short half-life.</text:span></text:p>
          </table:table-cell>
          <table:table-cell/>
        </table:table-row>
        <table:table-row table:style-name="ro2">
          <table:table-cell table:style-name="ce3" office:value-type="string">
            <text:p>Lepirudin, bivalirudin</text:p>
          </table:table-cell>
          <table:table-cell table:style-name="ce1" office:value-type="string">
            <text:p>Hirudin derivatives; directly inhibit thrombin. Used as an alternative to heparin for anticoagulating patients with HIT.</text:p>
          </table:table-cell>
          <table:table-cell/>
        </table:table-row>
        <table:table-row table:style-name="ro2">
          <table:table-cell table:style-name="ce3" office:value-type="string">
            <text:p>Warfarin (Coumadin)</text:p>
          </table:table-cell>
          <table:table-cell table:style-name="ce18" office:value-type="string">
            <text:p><text:span text:style-name="T1">Interferes with normal synthesis and </text:span><text:span text:style-name="T2">γ</text:span><text:span text:style-name="T1">-carboxylation The EX-PaTriot went to </text:span><text:span text:style-name="T1">of vitamin K–dependent clotting factors II, VII, IX, and X and protein C and S. Metabolized by the cytochrome P-450 pathway. Affects EXtrinsic pathway and </text:span><text:span text:style-name="T2">↑ </text:span><text:span text:style-name="T1">PT. Long half-life.</text:span></text:p>
          </table:table-cell>
          <table:table-cell/>
        </table:table-row>
        <table:table-row table:style-name="ro3">
          <table:table-cell table:style-name="Default" office:value-type="string">
            <text:p>clinical use of warfarin </text:p>
          </table:table-cell>
          <table:table-cell office:value-type="string">
            <text:p>Chronic anticoagulation. Not used in pregnant women (because warfarin, unlike heparin, can cross the placenta). Follow PT/INR values.</text:p>
          </table:table-cell>
          <table:table-cell/>
        </table:table-row>
        <table:table-row table:style-name="ro3">
          <table:table-cell table:style-name="Default" office:value-type="string">
            <text:p>clinical use of heparin </text:p>
          </table:table-cell>
          <table:table-cell office:value-type="string">
            <text:p>Immediate anticoagulation for pulmonary embolism, stroke, angina, MI, DVT. Used during pregnancy (does not cross placenta). Follow PTT.</text:p>
          </table:table-cell>
          <table:table-cell/>
        </table:table-row>
        <table:table-row table:style-name="ro2">
          <table:table-cell table:style-name="ce3" office:value-type="string">
            <text:p>Thrombolytics</text:p>
          </table:table-cell>
          <table:table-cell office:value-type="string">
            <text:p>Streptokinase, urokinase, tPA (alteplase), APSAC (anistreplase).</text:p>
          </table:table-cell>
          <table:table-cell/>
        </table:table-row>
        <table:table-row table:style-name="ro2">
          <table:table-cell table:style-name="Default" office:value-type="string">
            <text:p>mechanism of thrombolytics </text:p>
          </table:table-cell>
          <table:table-cell office:value-type="string">
            <text:p>irectly or indirectly aid conversion of plasminogen to plasmin, the major fibrinolytic <text:span text:style-name="T1">enzyme, which cleaves thrombin and fibrin clots. </text:span><text:span text:style-name="T2">↑ </text:span><text:span text:style-name="T1">PT, </text:span><text:span text:style-name="T2">↑ </text:span><text:span text:style-name="T1">PTT, no change in platelet count.</text:span></text:p>
          </table:table-cell>
          <table:table-cell/>
        </table:table-row>
        <table:table-row table:style-name="ro3">
          <table:table-cell table:style-name="Default" office:value-type="string">
            <text:p>use of thrombolytics </text:p>
          </table:table-cell>
          <table:table-cell office:value-type="string">
            <text:p>Early MI, early ischemic stroke.</text:p>
          </table:table-cell>
          <table:table-cell/>
        </table:table-row>
        <table:table-row table:style-name="ro2">
          <table:table-cell table:style-name="ce3" office:value-type="string">
            <text:p>Clopidogrel, ticlopidine</text:p>
          </table:table-cell>
          <table:table-cell office:value-type="string">
            <text:p>nhibit platelet aggregation by irreversibly blocking ADP receptors. Inhibit fibrinogen binding by preventing glycoprotein IIb/IIIa expression.</text:p>
          </table:table-cell>
          <table:table-cell/>
        </table:table-row>
        <table:table-row table:style-name="ro2">
          <table:table-cell table:style-name="Default" office:value-type="string">
            <text:p>clinical use of clopidogrel and ticlopidine</text:p>
          </table:table-cell>
          <table:table-cell table:style-name="ce5" office:value-type="string">
            <text:p><text:span text:style-name="T1">Acute coronary syndrome; coronary stenting. </text:span><text:span text:style-name="T2">↓ </text:span><text:span text:style-name="T1">incidence or recurrence of thrombotic stroke.</text:span></text:p>
          </table:table-cell>
          <table:table-cell/>
        </table:table-row>
        <table:table-row table:style-name="ro2">
          <table:table-cell table:style-name="ce3" office:value-type="string">
            <text:p>Abciximab</text:p>
          </table:table-cell>
          <table:table-cell office:value-type="string">
            <text:p>Monoclonal antibody that binds to the glycoprotein receptor IIb/IIIa on activated platelets, preventing aggregation.</text:p>
          </table:table-cell>
          <table:table-cell/>
        </table:table-row>
        <table:table-row table:style-name="ro3">
          <table:table-cell table:style-name="ce8" office:value-type="string">
            <text:p><text:span text:style-name="T4">Methotrexate </text:span><text:span text:style-name="T5">+ </text:span><text:span text:style-name="T4">5-FU</text:span></text:p>
          </table:table-cell>
          <table:table-cell table:style-name="ce8" office:value-type="string">
            <text:p><text:span text:style-name="T5">↓ </text:span><text:span text:style-name="T4">thymidine synthesis</text:span></text:p>
          </table:table-cell>
          <table:table-cell/>
        </table:table-row>
        <table:table-row table:style-name="ro3">
          <table:table-cell table:style-name="ce9" office:value-type="string">
            <text:p>6-MP</text:p>
          </table:table-cell>
          <table:table-cell table:style-name="ce8" office:value-type="string">
            <text:p><text:span text:style-name="T5">↓ </text:span><text:span text:style-name="T4">purine synthesis</text:span></text:p>
          </table:table-cell>
          <table:table-cell/>
        </table:table-row>
        <table:table-row table:style-name="ro3">
          <table:table-cell table:style-name="ce8" office:value-type="string">
            <text:p><text:span text:style-name="T4">Alkylating agents </text:span><text:span text:style-name="T5">+ </text:span><text:span text:style-name="T4">cisplatin</text:span></text:p>
          </table:table-cell>
          <table:table-cell table:style-name="ce24" office:value-type="string">
            <text:p>DNA cross-linkage</text:p>
          </table:table-cell>
          <table:table-cell/>
        </table:table-row>
        <table:table-row table:style-name="ro3">
          <table:table-cell table:style-name="ce8" office:value-type="string">
            <text:p><text:span text:style-name="T4">Dactinomycin </text:span><text:span text:style-name="T5">+ </text:span><text:span text:style-name="T4">doxorubicin</text:span></text:p>
          </table:table-cell>
          <table:table-cell table:style-name="ce9" office:value-type="string">
            <text:p>DNA intercalation</text:p>
          </table:table-cell>
          <table:table-cell/>
        </table:table-row>
        <table:table-row table:style-name="ro3">
          <table:table-cell table:style-name="ce9" office:value-type="string">
            <text:p>Bleomycin</text:p>
          </table:table-cell>
          <table:table-cell table:style-name="ce9" office:value-type="string">
            <text:p>strand breakage + DNA intercalation</text:p>
          </table:table-cell>
          <table:table-cell/>
        </table:table-row>
        <table:table-row table:style-name="ro3">
          <table:table-cell table:style-name="ce9" office:value-type="string">
            <text:p>Etoposide</text:p>
          </table:table-cell>
          <table:table-cell table:style-name="ce9" office:value-type="string">
            <text:p>strand breakage</text:p>
          </table:table-cell>
          <table:table-cell/>
        </table:table-row>
        <table:table-row table:style-name="ro3">
          <table:table-cell table:style-name="ce9" office:value-type="string">
            <text:p>Vinca alkaloids</text:p>
          </table:table-cell>
          <table:table-cell table:style-name="ce9" office:value-type="string">
            <text:p>inhibit microtubule formation</text:p>
          </table:table-cell>
          <table:table-cell/>
        </table:table-row>
        <table:table-row table:style-name="ro3">
          <table:table-cell table:style-name="ce9" office:value-type="string">
            <text:p>Paclitaxel</text:p>
          </table:table-cell>
          <table:table-cell table:style-name="ce9" office:value-type="string">
            <text:p>inhibits microtubule disassembly</text:p>
          </table:table-cell>
          <table:table-cell/>
        </table:table-row>
        <table:table-row table:style-name="ro2">
          <table:table-cell table:style-name="ce3" office:value-type="string">
            <text:p>Nitrosoureas</text:p>
          </table:table-cell>
          <table:table-cell table:style-name="ce5" office:value-type="string">
            <text:p><text:span text:style-name="T1">Carmustine, lomustine, semustine, streptozocin. Alkylate DNA. Require bioactivation. Cross blood-brain barrier </text:span><text:span text:style-name="T2">→ </text:span><text:span text:style-name="T1">CNS. Brain tumors (including glioblastoma multiforme). CNS toxicity (dizziness, ataxia).</text:span></text:p>
          </table:table-cell>
          <table:table-cell/>
        </table:table-row>
        <table:table-row table:style-name="ro2">
          <table:table-cell table:style-name="ce3" office:value-type="string">
            <text:p>Cyclophosphamide, ifosfamide</text:p>
          </table:table-cell>
          <table:table-cell office:value-type="string">
            <text:p>Alkylating agents; covalently x-link (interstrand) DNA at guanine N-7. Require bioactivation by liver. Non-Hodgkin’s lymphoma, breast and ovarian carcinomas. Also immunosuppressants. Myelosuppression; hemorrhagic cystitis, which can be partially prevented with mesna.</text:p>
          </table:table-cell>
          <table:table-cell/>
        </table:table-row>
        <table:table-row table:style-name="ro3">
          <table:table-cell table:style-name="Default" office:value-type="string">
            <text:p>Cytarabine ( ara- C) </text:p>
          </table:table-cell>
          <table:table-cell office:value-type="string">
            <text:p>nhibits DNA polymerase. AML. Leukopenia, thrombocytopenia, megaloblastic anemia.</text:p>
          </table:table-cell>
          <table:table-cell/>
        </table:table-row>
        <table:table-row table:style-name="ro2">
          <table:table-cell table:style-name="ce3" office:value-type="string">
            <text:p>6-mercaptopurine (6-MP)</text:p>
          </table:table-cell>
          <table:table-cell table:style-name="ce5" office:value-type="string">
            <text:p><text:span text:style-name="T1">Blocks de novo purine synthesis. Activated by HGPRTase. Leukemias, lymphomas (not CLL or Hodgkin’s). Bone marrow, GI, liver. Metabolized by xanthine oxidase; thus </text:span><text:span text:style-name="T2">↑ </text:span><text:span text:style-name="T1">toxicity with allopurinol.</text:span></text:p>
          </table:table-cell>
          <table:table-cell/>
        </table:table-row>
        <table:table-row table:style-name="ro2">
          <table:table-cell table:style-name="ce3" office:value-type="string">
            <text:p>Cisplatin, carboplatin</text:p>
          </table:table-cell>
          <table:table-cell office:value-type="string">
            <text:p>Act like alkylating agents. Testicular, bladder, ovary, and lung carcinomas. Nephrotoxicity and acoustic nerve damage.</text:p>
          </table:table-cell>
          <table:table-cell/>
        </table:table-row>
        <table:table-row table:style-name="ro2">
          <table:table-cell table:style-name="ce3" office:value-type="string">
            <text:p>Busulfan</text:p>
          </table:table-cell>
          <table:table-cell office:value-type="string">
            <text:p>Alkylates DNA. CML. Pulmonary fibrosis, hyperpigmentation.</text:p>
          </table:table-cell>
          <table:table-cell/>
        </table:table-row>
        <table:table-row table:style-name="ro2">
          <table:table-cell table:style-name="ce3" office:value-type="string">
            <text:p>Doxorubicin (Adriamycin), daunorubicin</text:p>
          </table:table-cell>
          <table:table-cell table:style-name="ce18" office:value-type="string">
            <text:p><text:span text:style-name="T1">Generate free radicals and noncovalently intercalate in DNA (creating breaks in DNA strand to </text:span><text:span text:style-name="T2">↓ </text:span><text:span text:style-name="T1">replication). Part of the ABVD combination regimen for Hodgkin’s and for myelomas, sarcomas, and solid tumors (breast, ovary, lung). Cardiotoxicity; also myelosuppression and marked alopecia. Toxic extravasation.</text:span></text:p>
          </table:table-cell>
          <table:table-cell/>
        </table:table-row>
        <table:table-row table:style-name="ro2">
          <table:table-cell table:style-name="ce3" office:value-type="string">
            <text:p>Dactinomycin (actinomycin D)</text:p>
          </table:table-cell>
          <table:table-cell office:value-type="string">
            <text:p>Intercalates in DNA. Wilms’ tumor, Ewing’s sarcoma, rhabdomyosarcoma. Myelosuppression.</text:p>
          </table:table-cell>
          <table:table-cell/>
        </table:table-row>
        <table:table-row table:style-name="ro2">
          <table:table-cell table:style-name="ce3" office:value-type="string">
            <text:p>Bleomycin</text:p>
          </table:table-cell>
          <table:table-cell office:value-type="string">
            <text:p>Induces formation of free radicals, which cause breaks in DNA strands. Testicular cancer, lymphomas (part of the ABVD regimen for Hodgkin’s). Pulmonary fibrosis, skin changes, but minimal myelosuppression.</text:p>
          </table:table-cell>
          <table:table-cell/>
        </table:table-row>
        <table:table-row table:style-name="ro2">
          <table:table-cell table:style-name="ce3" office:value-type="string">
            <text:p>Hydroxyurea</text:p>
          </table:table-cell>
          <table:table-cell table:style-name="ce5" office:value-type="string">
            <text:p><text:span text:style-name="T1">Inhibits Ribonucleotide Reductase </text:span><text:span text:style-name="T2">→ ↓ </text:span><text:span text:style-name="T1">DNA Synthesis (S-phase specific). Melanoma, CML, sickle cell disease. Bone marrow suppression, GI upset.</text:span></text:p>
          </table:table-cell>
          <table:table-cell/>
        </table:table-row>
        <table:table-row table:style-name="ro2">
          <table:table-cell table:style-name="ce3" office:value-type="string">
            <text:p>Etoposide (VP-16)</text:p>
          </table:table-cell>
          <table:table-cell table:style-name="ce13" office:value-type="string">
            <text:p><text:span text:style-name="T1">G</text:span><text:span text:style-name="T3">2</text:span><text:span text:style-name="T1">-phase-specific agent that inhibits topoisomerase II and </text:span><text:span text:style-name="T2">↑ </text:span><text:span text:style-name="T1">DNA degradation. Small cell carcinoma of the lung and prostate, testicular carcinoma. Myelosuppression, GI irritation, alopecia.</text:span></text:p>
          </table:table-cell>
          <table:table-cell/>
        </table:table-row>
        <table:table-row table:style-name="ro2">
          <table:table-cell table:style-name="ce3" office:value-type="string">
            <text:p>Prednisone</text:p>
          </table:table-cell>
          <table:table-cell office:value-type="string">
            <text:p>May trigger apoptosis. May even work on nondividing cells. Most commonly used glucocorticoid in cancer chemotherapy. Used in CLL, Hodgkin’s lymphomas (part of the MOPP regimen). Also an immunosuppressant used in autoimmune diseases. Cushing-like symptoms; immunosuppression, cataracts, acne, osteoporosis, hypertension, peptic ulcers, hyperglycemia, psychosis.</text:p>
          </table:table-cell>
          <table:table-cell/>
        </table:table-row>
        <table:table-row table:style-name="ro2">
          <table:table-cell table:style-name="ce3" office:value-type="string">
            <text:p>Tamoxifen, raloxifene</text:p>
          </table:table-cell>
          <table:table-cell office:value-type="string">
            <text:p>Receptor antagonists in breast, agonists in bone; block the binding of estrogen to estrogen receptor–positive cells.</text:p>
          </table:table-cell>
          <table:table-cell/>
        </table:table-row>
        <table:table-row table:style-name="ro2">
          <table:table-cell table:style-name="Default"/>
          <table:table-cell table:style-name="ce18" office:value-type="string">
            <text:p><text:span text:style-name="T1">Breast cancer. Also useful to prevent osteoporosis. Tamoxifen may </text:span><text:span text:style-name="T2">↑ </text:span><text:span text:style-name="T1">the risk of endometrial carcinoma via partial agonist effects; “hot flashes.” Raloxifene does not cause endometrial carcinoma because it is an endometrial antagonist.</text:span></text:p>
          </table:table-cell>
          <table:table-cell/>
        </table:table-row>
        <table:table-row table:style-name="ro2">
          <table:table-cell table:style-name="ce3" office:value-type="string">
            <text:p>Trastuzumab (<text:span text:style-name="T6">Herceptin)</text:span></text:p>
          </table:table-cell>
          <table:table-cell office:value-type="string">
            <text:p>Monoclonal antibody against HER-2 (erb-B2). Helps kill breast cancer cells that overexpress HER-2, possibly through antibody-dependent cytotoxicity. \\ Metastatic breast cancer. Cardiotoxicity.</text:p>
          </table:table-cell>
          <table:table-cell/>
        </table:table-row>
        <table:table-row table:style-name="ro2">
          <table:table-cell table:style-name="ce3" office:value-type="string">
            <text:p>Imatinib (Gleevec)</text:p>
          </table:table-cell>
          <table:table-cell office:value-type="string">
            <text:p>Philadelphia chromosome bcr-abl tyrosine kinase inhibitor. CML, GI stromal tumors. Fluid retention.</text:p>
          </table:table-cell>
          <table:table-cell/>
        </table:table-row>
        <table:table-row table:style-name="ro2">
          <table:table-cell table:style-name="ce3" office:value-type="string">
            <text:p>Vincristine, vinblastine</text:p>
          </table:table-cell>
          <table:table-cell office:value-type="string">
            <text:p>M-phase-specific alkaloids that bind to tubulin and block polymerization of microtubules so that mitotic spindle cannot form. Microtubules are the vines of your cells.</text:p>
          </table:table-cell>
          <table:table-cell/>
        </table:table-row>
        <table:table-row table:style-name="ro3">
          <table:table-cell table:style-name="Default"/>
          <table:table-cell office:value-type="string">
            <text:p>Part of the MOPP (Oncovin [vincristine]) regimen for lymphoma, Wilms’ tumor, choriocarcinoma. \\ Vincristine––neurotoxicity (areflexia, peripheral neuritis), paralytic ileus. VinBLASTine BLASTs Bone marrow (suppression).</text:p>
          </table:table-cell>
          <table:table-cell/>
        </table:table-row>
        <table:table-row table:style-name="ro2">
          <table:table-cell table:style-name="ce3" office:value-type="string">
            <text:p>Paclitaxel</text:p>
          </table:table-cell>
          <table:table-cell office:value-type="string">
            <text:p>M-phase-specific agents that bind to tubulin and hyperstabilize polymerized microtubules so that mitotic spindle cannot break down (anaphase cannot occur). \\ Ovarian and breast carcinomas. Myelosuppression and hypersensitivity.</text:p>
          </table:table-cell>
          <table:table-cell/>
        </table:table-row>
        <table:table-row table:style-name="ro2">
          <table:table-cell office:value-type="string">
            <text:p>Cimetidine, ranitidine, famotidine, nizatidine</text:p>
          </table:table-cell>
          <table:table-cell table:style-name="ce13" office:value-type="string">
            <text:p><text:span text:style-name="T1">Reversible block of histamine H</text:span><text:span text:style-name="T3">2 </text:span><text:span text:style-name="T1">receptors </text:span><text:span text:style-name="T2">→ ↓ </text:span><text:span text:style-name="T1">H</text:span><text:span text:style-name="T3">+ secretion by parietal cells.</text:span></text:p>
          </table:table-cell>
          <table:table-cell/>
        </table:table-row>
        <table:table-row table:style-name="ro3">
          <table:table-cell office:value-type="string">
            <text:p>Omeprazole, lansoprazole.</text:p>
          </table:table-cell>
          <table:table-cell table:style-name="ce13" office:value-type="string">
            <text:p><text:span text:style-name="T1">Irreversibly inhibit H</text:span><text:span text:style-name="T9">+</text:span><text:span text:style-name="T1">/K</text:span><text:span text:style-name="T9">+</text:span><text:span text:style-name="T1">-ATPase in stomach parietal cells. Peptic ulcer, gastritis, esophageal reflux, Zollinger-Ellison syndrome.</text:span></text:p>
          </table:table-cell>
          <table:table-cell/>
        </table:table-row>
        <table:table-row table:style-name="ro2">
          <table:table-cell table:style-name="ce3" office:value-type="string">
            <text:p>Bismuth, sucralfate</text:p>
          </table:table-cell>
          <table:table-cell table:style-name="ce7" office:value-type="string">
            <text:p><text:span text:style-name="T1">Bind to ulcer base, providing physical protection, and allow HCO</text:span><text:span text:style-name="T3">–3 </text:span><text:span text:style-name="T1">secretion to reestablish pH gradient in the mucous layer.</text:span></text:p>
          </table:table-cell>
          <table:table-cell/>
        </table:table-row>
        <table:table-row table:style-name="ro3">
          <table:table-cell office:value-type="string">
            <text:p>Triple therapy of H. pylori ulcers</text:p>
          </table:table-cell>
          <table:table-cell office:value-type="string">
            <text:p>Metronidazole, Amoxicillin (or Tetracycline), Bismuth. Can also use PPI––Please MAke Tummy Better.</text:p>
          </table:table-cell>
          <table:table-cell/>
        </table:table-row>
        <table:table-row table:style-name="ro2">
          <table:table-cell table:style-name="ce3" office:value-type="string">
            <text:p>Misoprostol</text:p>
          </table:table-cell>
          <table:table-cell table:style-name="ce13" office:value-type="string">
            <text:p><text:span text:style-name="T1">A PGE</text:span><text:span text:style-name="T3">1 </text:span><text:span text:style-name="T1">analog. </text:span><text:span text:style-name="T2">↑ </text:span><text:span text:style-name="T1">production and secretion of gastric mucous barrier, </text:span><text:span text:style-name="T2">↓ </text:span><text:span text:style-name="T1">acid production. Contraindicated in women of childbearing potential (abortifacient).</text:span></text:p>
          </table:table-cell>
          <table:table-cell/>
        </table:table-row>
        <table:table-row table:style-name="ro2">
          <table:table-cell office:value-type="string">
            <text:p>Pirenzepine, propantheline =anti muscarinic </text:p>
          </table:table-cell>
          <table:table-cell table:style-name="ce5" office:value-type="string">
            <text:p><text:span text:style-name="T1">Block M1 receptors on ECL cells (</text:span><text:span text:style-name="T2">↓ </text:span><text:span text:style-name="T1">histamine secretion) and M3 receptors on </text:span><text:span text:style-name="T1">parietal cells (</text:span><text:span text:style-name="T2">↓ </text:span><text:span text:style-name="T1">H</text:span><text:span text:style-name="T3">+ </text:span><text:span text:style-name="T1">secretion).</text:span></text:p>
          </table:table-cell>
          <table:table-cell/>
        </table:table-row>
        <table:table-row table:style-name="ro3">
          <table:table-cell office:value-type="string">
            <text:p>Aluminum hydroxide</text:p>
          </table:table-cell>
          <table:table-cell office:value-type="string">
            <text:p>constipation and hypophosphatemia; proximal muscle weakness, osteodystrophy, seizures, K decrease </text:p>
          </table:table-cell>
          <table:table-cell/>
        </table:table-row>
        <table:table-row table:style-name="ro3">
          <table:table-cell office:value-type="string">
            <text:p>Magnesium hydroxide</text:p>
          </table:table-cell>
          <table:table-cell office:value-type="string">
            <text:p>diarrhea, hyporeflexia, k decrease hypotension, cardiac arrest</text:p>
          </table:table-cell>
          <table:table-cell/>
        </table:table-row>
        <table:table-row table:style-name="ro2">
          <table:table-cell office:value-type="string">
            <text:p>Calcium carbonate</text:p>
          </table:table-cell>
          <table:table-cell office:value-type="string">
            <text:p>hypercalcemia, K decrease <text:s/><text:span text:style-name="T1">rebound acid </text:span><text:span text:style-name="T2">↑</text:span></text:p>
          </table:table-cell>
          <table:table-cell/>
        </table:table-row>
        <table:table-row table:style-name="ro2">
          <table:table-cell table:style-name="ce10" office:value-type="string">
            <text:p>Sulfasalazine</text:p>
          </table:table-cell>
          <table:table-cell office:value-type="string">
            <text:p><text:s/>combination of sulfapyridine (antibacterial) and mesalamine (anti-inflammatory). Activated by colonic bacteria.</text:p>
          </table:table-cell>
          <table:table-cell/>
        </table:table-row>
        <table:table-row table:style-name="ro2">
          <table:table-cell table:style-name="ce3" office:value-type="string">
            <text:p>Ondansetron</text:p>
          </table:table-cell>
          <table:table-cell table:style-name="ce7" office:value-type="string">
            <text:p><text:span text:style-name="T1">5-HT</text:span><text:span text:style-name="T3">3 </text:span><text:span text:style-name="T1">antagonist. Powerful central-acting antiemetic.</text:span></text:p>
          </table:table-cell>
          <table:table-cell/>
        </table:table-row>
        <table:table-row table:style-name="ro2">
          <table:table-cell office:value-type="string">
            <text:p>Cisapride</text:p>
          </table:table-cell>
          <table:table-cell table:style-name="ce5" office:value-type="string">
            <text:p><text:span text:style-name="T1">Acts through serotonin receptors to </text:span><text:span text:style-name="T2">↑ </text:span><text:span text:style-name="T1">ACh release at the myenteric plexus. </text:span><text:span text:style-name="T2">↑ </text:span><text:span text:style-name="T1">esophageal tone; </text:span><text:span text:style-name="T2">↑ </text:span><text:span text:style-name="T1">gastric and duodenal contractility, improving transit time (including through the colon).</text:span></text:p>
          </table:table-cell>
          <table:table-cell/>
        </table:table-row>
        <table:table-row table:style-name="ro2">
          <table:table-cell office:value-type="string">
            <text:p>Metoclopramide</text:p>
          </table:table-cell>
          <table:table-cell table:style-name="ce13" office:value-type="string">
            <text:p><text:span text:style-name="T1">D</text:span><text:span text:style-name="T3">2 </text:span><text:span text:style-name="T1">receptor antagonist. </text:span><text:span text:style-name="T2">↑ </text:span><text:span text:style-name="T1">resting tone, contractility, LES tone, motility. Does not influence colon transport time.</text:span></text:p>
          </table:table-cell>
          <table:table-cell/>
        </table:table-row>
        <table:table-row table:style-name="ro3">
          <table:table-cell table:style-name="Default" office:value-type="string">
            <text:p>use of metoclopramide </text:p>
          </table:table-cell>
          <table:table-cell office:value-type="string">
            <text:p>Diabetic and post-surgery gastroparesis</text:p>
          </table:table-cell>
          <table:table-cell/>
        </table:table-row>
        <table:table-row table:style-name="ro3">
          <table:table-cell table:style-name="ce11" office:value-type="string">
            <text:p>insulin </text:p>
          </table:table-cell>
          <table:table-cell table:style-name="ce11" office:value-type="string">
            <text:p>Lispro (short-acting) Aspart (short-acting) NPH (intermediate) Lente (long-acting) Ultralente (long-acting)</text:p>
          </table:table-cell>
          <table:table-cell/>
        </table:table-row>
        <table:table-row table:style-name="ro3">
          <table:table-cell table:style-name="Default" office:value-type="string">
            <text:p>insulin mechanism </text:p>
          </table:table-cell>
          <table:table-cell table:style-name="ce11" office:value-type="string">
            <text:p>Bind insulin receptor <text:span text:style-name="T8">(tyrosine kinase activity). Liver: </text:span><text:span text:style-name="T7">↑ </text:span><text:span text:style-name="T8">glucose stored as glycogen. Muscle: </text:span><text:span text:style-name="T7">↑ </text:span><text:span text:style-name="T8">glycogen and protein synthesis, K</text:span><text:span text:style-name="T19">+ uptake. Fat: aids TG storage.</text:span></text:p>
          </table:table-cell>
          <table:table-cell/>
        </table:table-row>
        <table:table-row table:style-name="ro3">
          <table:table-cell table:style-name="ce11" office:value-type="string">
            <text:p>Sulfonylurea</text:p>
          </table:table-cell>
          <table:table-cell table:style-name="ce11" office:value-type="string">
            <text:p>First generation: Tolbutamide Chlorpropamide \\ Second generation: Glyburide Glimepiride Glipizide</text:p>
          </table:table-cell>
          <table:table-cell/>
        </table:table-row>
        <table:table-row table:style-name="ro3">
          <table:table-cell table:style-name="Default" office:value-type="string">
            <text:p>mechanism of sulfonylurea </text:p>
          </table:table-cell>
          <table:table-cell table:style-name="ce13" office:value-type="string">
            <text:p><text:span text:style-name="T8">Close K</text:span><text:span text:style-name="T19">+ </text:span><text:span text:style-name="T8">channel in </text:span><text:span text:style-name="T7">β</text:span><text:span text:style-name="T8">-cell membrane, so cell depolarizes </text:span><text:span text:style-name="T7">→ </text:span><text:span text:style-name="T8">triggering of insulin release via </text:span><text:span text:style-name="T7">↑ </text:span><text:span text:style-name="T8">Ca</text:span><text:span text:style-name="T19">2+ </text:span><text:span text:style-name="T8">influx.</text:span></text:p>
          </table:table-cell>
          <table:table-cell/>
        </table:table-row>
        <table:table-row table:style-name="ro3">
          <table:table-cell table:style-name="Default" office:value-type="string">
            <text:p>toxicity of sulfonylurea</text:p>
          </table:table-cell>
          <table:table-cell table:style-name="ce11" office:value-type="string">
            <text:p>First generation: disulfiram-like effects. \\ Second generation: hypoglycemia</text:p>
          </table:table-cell>
          <table:table-cell/>
        </table:table-row>
        <table:table-row table:style-name="ro3">
          <table:table-cell table:style-name="ce11" office:value-type="string">
            <text:p>Metformin</text:p>
          </table:table-cell>
          <table:table-cell table:style-name="ce12" office:value-type="string">
            <text:p><text:span text:style-name="T8">ossibly </text:span><text:span text:style-name="T7">↓ </text:span><text:span text:style-name="T8">gluconeogenesis, </text:span><text:span text:style-name="T7">↑ </text:span><text:span text:style-name="T8">glycolysis, </text:span><text:span text:style-name="T7">↓ </text:span><text:span text:style-name="T8">serum glucose levels.lactic acidosis</text:span></text:p>
          </table:table-cell>
          <table:table-cell/>
        </table:table-row>
        <table:table-row table:style-name="ro8">
          <table:table-cell table:style-name="ce11" office:value-type="string">
            <text:p>Pioglitazone Rosiglitazone</text:p>
          </table:table-cell>
          <table:table-cell table:style-name="ce12" office:value-type="string">
            <text:p><text:span text:style-name="T7">↑ </text:span><text:span text:style-name="T8">target cell response to insulin.Weight gain, edema. Hepatotoxicity,</text:span></text:p>
            <text:p><text:span text:style-name="T8">CV toxicity.</text:span></text:p>
          </table:table-cell>
          <table:table-cell/>
        </table:table-row>
        <table:table-row table:style-name="ro3">
          <table:table-cell table:style-name="ce12" office:value-type="string">
            <text:p><text:span text:style-name="T7">α</text:span><text:span text:style-name="T8">-glucosidase inhibitors</text:span></text:p>
          </table:table-cell>
          <table:table-cell table:style-name="ce11" office:value-type="string">
            <text:p>Acarbose, miglitol</text:p>
          </table:table-cell>
          <table:table-cell/>
        </table:table-row>
        <table:table-row table:style-name="ro3">
          <table:table-cell table:style-name="ce11" office:value-type="string">
            <text:p>mechanism of glucosidase inhibitor</text:p>
          </table:table-cell>
          <table:table-cell table:style-name="ce12" office:value-type="string">
            <text:p><text:span text:style-name="T8">Inhibit intestinal brush- border </text:span><text:span text:style-name="T7">α</text:span><text:span text:style-name="T8">-glucosidases. Delayed sugar hydrolysis and glucose absorption </text:span><text:span text:style-name="T8">lead to </text:span><text:span text:style-name="T7">↓ </text:span><text:span text:style-name="T8">postprandial hyperglycemia.</text:span></text:p>
          </table:table-cell>
          <table:table-cell/>
        </table:table-row>
        <table:table-row table:style-name="ro2">
          <table:table-cell table:style-name="ce3" office:value-type="string">
            <text:p>Orlistat</text:p>
          </table:table-cell>
          <table:table-cell office:value-type="string">
            <text:p>Alters fat metabolism by inhibiting pancreatic lipases. Long-term obesity management (in conjunction with modified diet).</text:p>
          </table:table-cell>
          <table:table-cell/>
        </table:table-row>
        <table:table-row table:style-name="ro2">
          <table:table-cell table:style-name="ce3" office:value-type="string">
            <text:p>Sibutramine</text:p>
          </table:table-cell>
          <table:table-cell office:value-type="string">
            <text:p>Sympathomimetic serotonin and norepinephrine reuptake inhibitor. Short-term and long-term obesity management.</text:p>
          </table:table-cell>
          <table:table-cell/>
        </table:table-row>
        <table:table-row table:style-name="ro2">
          <table:table-cell table:style-name="ce3" office:value-type="string">
            <text:p>Propylthiouracil, methimazole</text:p>
          </table:table-cell>
          <table:table-cell table:style-name="ce13" office:value-type="string">
            <text:p><text:span text:style-name="T1">Inhibit organification and coupling of thyroid hormone synthesis. Propylthiouracil also </text:span><text:span text:style-name="T7">↓ </text:span><text:span text:style-name="T1">peripheral conversion of T</text:span><text:span text:style-name="T3">4 </text:span><text:span text:style-name="T1">to T</text:span><text:span text:style-name="T3">3</text:span><text:span text:style-name="T1">.</text:span></text:p>
          </table:table-cell>
          <table:table-cell/>
        </table:table-row>
        <table:table-row table:style-name="ro3">
          <table:table-cell office:value-type="string">
            <text:p>GH</text:p>
          </table:table-cell>
          <table:table-cell office:value-type="string">
            <text:p>GH deficiency, Turner’s syndrome</text:p>
          </table:table-cell>
          <table:table-cell/>
        </table:table-row>
        <table:table-row table:style-name="ro3">
          <table:table-cell office:value-type="string">
            <text:p>Somatostatin ( octreotide) </text:p>
          </table:table-cell>
          <table:table-cell office:value-type="string">
            <text:p>Acromegaly, carcinoid, gastrinoma, glucagonoma</text:p>
          </table:table-cell>
          <table:table-cell/>
        </table:table-row>
        <table:table-row table:style-name="ro3">
          <table:table-cell office:value-type="string">
            <text:p>Oxytocin</text:p>
          </table:table-cell>
          <table:table-cell office:value-type="string">
            <text:p>Stimulates labor, uterine contractions, milk let-down; controls uterine hemorrhage</text:p>
          </table:table-cell>
          <table:table-cell/>
        </table:table-row>
        <table:table-row table:style-name="ro3">
          <table:table-cell office:value-type="string">
            <text:p>ADH (desmopressin)</text:p>
          </table:table-cell>
          <table:table-cell office:value-type="string">
            <text:p>Pituitary (central, not nephrogenic) DI</text:p>
          </table:table-cell>
          <table:table-cell/>
        </table:table-row>
        <table:table-row table:style-name="ro2">
          <table:table-cell table:style-name="ce3" office:value-type="string">
            <text:p>Levothyroxine, triiodothyronine</text:p>
          </table:table-cell>
          <table:table-cell office:value-type="string">
            <text:p>Thyroxine replacement.</text:p>
          </table:table-cell>
          <table:table-cell/>
        </table:table-row>
        <table:table-row table:style-name="ro2">
          <table:table-cell table:style-name="ce3" office:value-type="string">
            <text:p>Glucocorticoids</text:p>
          </table:table-cell>
          <table:table-cell table:style-name="ce13" office:value-type="string">
            <text:p><text:span text:style-name="T7">↓ </text:span><text:span text:style-name="T1">the production of leukotrienes and prostaglandins by inhibiting phospholipase A</text:span><text:span text:style-name="T3">2 and expression of COX-2.</text:span></text:p>
          </table:table-cell>
          <table:table-cell/>
        </table:table-row>
        <table:table-row table:style-name="ro3">
          <table:table-cell table:style-name="ce13" office:value-type="string">
            <text:p><text:span text:style-name="T1">K</text:span><text:span text:style-name="T9">+</text:span></text:p>
          </table:table-cell>
          <table:table-cell office:value-type="string">
            <text:p>Depresses ectopic pacemakers in hypokalemia (e.g., digoxin toxicity).</text:p>
          </table:table-cell>
          <table:table-cell/>
        </table:table-row>
        <table:table-row table:style-name="ro3">
          <table:table-cell table:style-name="ce13" office:value-type="string">
            <text:p><text:span text:style-name="T1">Mg</text:span><text:span text:style-name="T3">2</text:span><text:span text:style-name="T9">+</text:span></text:p>
          </table:table-cell>
          <table:table-cell office:value-type="string">
            <text:p>Effective in torsades de pointes and digoxin toxicity.</text:p>
          </table:table-cell>
          <table:table-cell/>
        </table:table-row>
        <table:table-row table:style-name="ro2">
          <table:table-cell table:style-name="ce1" office:value-type="string">
            <text:p>Adenosine</text:p>
          </table:table-cell>
          <table:table-cell table:style-name="ce13" office:value-type="string">
            <text:p><text:span text:style-name="T2">↑ </text:span><text:span text:style-name="T1">K</text:span><text:span text:style-name="T3">+ </text:span><text:span text:style-name="T1">out of cells </text:span><text:span text:style-name="T2">→ </text:span><text:span text:style-name="T1">hyperpolarizing the cell. Drug of choice in diagnosing/abolishing AV nodal arrhythmias. Very short acting (~ 15 sec). Toxicity includes flushing, hypotension, chest pain.</text:span></text:p>
          </table:table-cell>
          <table:table-cell/>
        </table:table-row>
        <table:table-row table:style-name="ro2">
          <table:table-cell office:value-type="string">
            <text:p>Verapamil, diltiazem.</text:p>
          </table:table-cell>
          <table:table-cell table:style-name="ce18" office:value-type="string">
            <text:p><text:span text:style-name="T1">Primarily affect AV nodal cells. </text:span><text:span text:style-name="T2">↓ </text:span><text:span text:style-name="T1">conduction velocity, </text:span><text:span text:style-name="T2">↑ </text:span><text:span text:style-name="T1">ERP, </text:span><text:span text:style-name="T2">↑ </text:span><text:span text:style-name="T1">PR interval. Used in prevention of nodal arrhythmias (e.g., SVT). Constipation, flushing, edema, CV effects (CHF, AV block, sinus node depression); torsades de pointes (bepridil).</text:span></text:p>
          </table:table-cell>
          <table:table-cell/>
        </table:table-row>
        <table:table-row table:style-name="ro2">
          <table:table-cell office:value-type="string">
            <text:p>Sotalol, ibutilide, bretylium, amiodarone.</text:p>
          </table:table-cell>
          <table:table-cell table:style-name="ce12" office:value-type="string">
            <text:p><text:span text:style-name="T6">Antiarrhythmics— K</text:span><text:span text:style-name="T8">+ </text:span><text:span text:style-name="T6">channel blockers (class III)</text:span></text:p>
          </table:table-cell>
          <table:table-cell/>
        </table:table-row>
        <table:table-row table:style-name="ro3">
          <table:table-cell office:value-type="string">
            <text:p>Amiodarone</text:p>
          </table:table-cell>
          <table:table-cell office:value-type="string">
            <text:p>pulmonary fibrosis, corneal deposits, hepatotoxicity, skin deposits resulting in photodermatitis, neurologic effects, constipation, cardiovascular effects (bradycardia, heart block, CHF), hypothyroidism/ hyperthyroidism.<text:span text:style-name="T1">safe to use in Wolff-Parkinson-White syndrome.</text:span></text:p>
          </table:table-cell>
          <table:table-cell/>
        </table:table-row>
        <table:table-row table:style-name="ro2">
          <table:table-cell office:value-type="string">
            <text:p>Propranolol, esmolol, metoprolol, atenolol, timolol.</text:p>
          </table:table-cell>
          <table:table-cell table:style-name="ce13" office:value-type="string">
            <text:p><text:span text:style-name="T2">↓ </text:span><text:span text:style-name="T1">cAMP, </text:span><text:span text:style-name="T2">↓ </text:span><text:span text:style-name="T1">Ca</text:span><text:span text:style-name="T3">2</text:span><text:span text:style-name="T9">+ </text:span><text:span text:style-name="T1">currents. Suppress abnormal pacemakers by </text:span><text:span text:style-name="T2">↓ </text:span><text:span text:style-name="T1">slope of phase 4. AV node particularly sensitive––</text:span><text:span text:style-name="T2">↑ </text:span><text:span text:style-name="T1">PR interval. Esmolol very short acting.</text:span></text:p>
          </table:table-cell>
          <table:table-cell/>
        </table:table-row>
        <table:table-row table:style-name="ro2">
          <table:table-cell office:value-type="string">
            <text:p>Class IA</text:p>
          </table:table-cell>
          <table:table-cell table:style-name="ce5" office:value-type="string">
            <text:p><text:span text:style-name="T1">Quinidine, Amiodarone, Procainamide, Disopyramide. </text:span><text:span text:style-name="T2">↑ </text:span><text:span text:style-name="T1">AP duration, </text:span><text:span text:style-name="T2">↑ </text:span><text:span text:style-name="T1">effective refractory period (ERP), </text:span><text:span text:style-name="T2">↑ </text:span><text:span text:style-name="T1">QT interval. </text:span></text:p>
          </table:table-cell>
          <table:table-cell/>
        </table:table-row>
        <table:table-row table:style-name="ro2">
          <table:table-cell office:value-type="string">
            <text:p>Class IB</text:p>
          </table:table-cell>
          <table:table-cell table:style-name="ce5" office:value-type="string">
            <text:p><text:span text:style-name="T1">Lidocaine, Mexiletine, Tocainide. </text:span><text:span text:style-name="T2">↓ </text:span><text:span text:style-name="T1">AP duration. Affect ischemic or depolarized Purkinje and ventricular tissue. </text:span></text:p>
          </table:table-cell>
          <table:table-cell/>
        </table:table-row>
        <table:table-row table:style-name="ro3">
          <table:table-cell office:value-type="string">
            <text:p>Class IC</text:p>
          </table:table-cell>
          <table:table-cell office:value-type="string">
            <text:p>Flecainide, encainide, propafenone</text:p>
          </table:table-cell>
          <table:table-cell/>
        </table:table-row>
        <table:table-row table:style-name="ro3">
          <table:table-cell table:style-name="ce14" office:value-type="string">
            <text:p>HMG-CoA reductase inhibitors </text:p>
          </table:table-cell>
          <table:table-cell table:style-name="ce11" office:value-type="string">
            <text:p>statin,<text:span text:style-name="T8">Inhibit cholesterol precursor, mevalonate</text:span></text:p>
          </table:table-cell>
          <table:table-cell/>
        </table:table-row>
        <table:table-row table:style-name="ro3">
          <table:table-cell table:style-name="ce11" office:value-type="string">
            <text:p>Niacin</text:p>
          </table:table-cell>
          <table:table-cell table:style-name="ce11" office:value-type="string">
            <text:p>Inhibits lipolysis in adipose tissue; reduces hepatic VLDL secretion into circulation,<text:span text:style-name="T8">Red, flushed face, which is </text:span><text:span text:style-name="T7">↓ </text:span><text:span text:style-name="T8">by aspirin or long-term use</text:span></text:p>
          </table:table-cell>
          <table:table-cell/>
        </table:table-row>
        <table:table-row table:style-name="ro3">
          <table:table-cell table:style-name="ce11" office:value-type="string">
            <text:p>(cholestyramine, colestipol)</text:p>
          </table:table-cell>
          <table:table-cell table:style-name="ce11" office:value-type="string">
            <text:p>Prevent intestinal reabsorption of bile acids; liver must use cholesterol to make more</text:p>
          </table:table-cell>
          <table:table-cell/>
        </table:table-row>
        <table:table-row table:style-name="ro3">
          <table:table-cell table:style-name="ce11" office:value-type="string">
            <text:p>Cholesterol absorption blockers (ezetimibe)</text:p>
          </table:table-cell>
          <table:table-cell table:style-name="ce11" office:value-type="string">
            <text:p>Prevent cholesterol reabsorption at small intestine brush border</text:p>
          </table:table-cell>
          <table:table-cell/>
        </table:table-row>
        <table:table-row table:style-name="ro3">
          <table:table-cell table:style-name="ce11" office:value-type="string">
            <text:p>gemfibrozil, clofibrate, bezafibrate, fenofibrate</text:p>
          </table:table-cell>
          <table:table-cell table:style-name="ce12" office:value-type="string">
            <text:p><text:span text:style-name="T8">Upregulate LPL </text:span><text:span text:style-name="T7">→ ↑ </text:span><text:span text:style-name="T8">TG clearance </text:span></text:p>
          </table:table-cell>
          <table:table-cell/>
        </table:table-row>
        <table:table-row table:style-name="ro9">
          <table:table-cell table:style-name="ce3" office:value-type="string">
            <text:p>Hydralazine</text:p>
          </table:table-cell>
          <table:table-cell table:style-name="ce5" office:value-type="string">
            <text:p><text:span text:style-name="T2">↑ </text:span><text:span text:style-name="T1">cGMP </text:span><text:span text:style-name="T2">→ </text:span><text:span text:style-name="T1">smooth muscle relaxation. Vasodilates arterioles &gt; veins; afterload reduction.Compensatory tachycardia (contraindicated in angina/CAD), fluid retention. Lupus-like</text:span></text:p>
            <text:p><text:span text:style-name="T1">Syndrome.</text:span></text:p>
          </table:table-cell>
          <table:table-cell/>
        </table:table-row>
        <table:table-row table:style-name="ro3">
          <table:table-cell table:style-name="ce3" office:value-type="string">
            <text:p>Minoxidil</text:p>
          </table:table-cell>
          <table:table-cell table:style-name="ce7" office:value-type="string">
            <text:p><text:span text:style-name="T1">K</text:span><text:span text:style-name="T3">+ </text:span><text:span text:style-name="T1">channel opener––hyperpolarizes and relaxes vascular smooth muscle.</text:span></text:p>
          </table:table-cell>
          <table:table-cell/>
        </table:table-row>
        <table:table-row table:style-name="ro3">
          <table:table-cell office:value-type="string">
            <text:p>Fenoldopam</text:p>
          </table:table-cell>
          <table:table-cell table:style-name="ce7" office:value-type="string">
            <text:p><text:span text:style-name="T1">Dopamine D</text:span><text:span text:style-name="T3">1 </text:span><text:span text:style-name="T1">receptor agonist––relaxes renal vascular smooth muscle</text:span></text:p>
          </table:table-cell>
          <table:table-cell/>
        </table:table-row>
        <table:table-row table:style-name="ro3">
          <table:table-cell office:value-type="string">
            <text:p>Diazoxide</text:p>
          </table:table-cell>
          <table:table-cell table:style-name="ce7" office:value-type="string">
            <text:p><text:span text:style-name="T1">K</text:span><text:span text:style-name="T3">+ </text:span><text:span text:style-name="T1">channel opener––hyperpolarizes and relaxes vascular smooth muscle.</text:span></text:p>
          </table:table-cell>
          <table:table-cell/>
        </table:table-row>
        <table:table-row table:style-name="ro2">
          <table:table-cell office:value-type="string">
            <text:p>Mirtazapine</text:p>
          </table:table-cell>
          <table:table-cell table:style-name="ce13" office:value-type="string">
            <text:p><text:span text:style-name="T2">α</text:span><text:span text:style-name="T3">2 </text:span><text:span text:style-name="T1">selective block, Sedation, </text:span><text:span text:style-name="T2">↑ </text:span><text:span text:style-name="T1">serum cholesterol, </text:span><text:span text:style-name="T2">↑ </text:span><text:span text:style-name="T1">appetite</text:span></text:p>
          </table:table-cell>
          <table:table-cell/>
        </table:table-row>
        <table:table-row table:style-name="ro3">
          <table:table-cell office:value-type="string">
            <text:p>Phenoxybenzamine (irreversible) and phentolamine (reversible)</text:p>
          </table:table-cell>
          <table:table-cell office:value-type="string">
            <text:p>Nonselective a blocker, <text:span text:style-name="T1">Pheochromocytoma (use phenoxybenzamine before removing tumor, since high levels of released catecholamines will not be able to overcome blockage</text:span></text:p>
          </table:table-cell>
          <table:table-cell/>
        </table:table-row>
        <table:table-row table:style-name="ro2">
          <table:table-cell office:value-type="string">
            <text:p>Prazosin, terazosin,</text:p>
          </table:table-cell>
          <table:table-cell table:style-name="ce13" office:value-type="string">
            <text:p><text:span text:style-name="T2">α</text:span><text:span text:style-name="T3">1 </text:span><text:span text:style-name="T1">selective</text:span></text:p>
          </table:table-cell>
          <table:table-cell/>
        </table:table-row>
        <table:table-row table:style-name="ro2">
          <table:table-cell table:style-name="ce5" office:value-type="string">
            <text:p><text:span text:style-name="T1">Clonidine, </text:span><text:span text:style-name="T2">α</text:span><text:span text:style-name="T1">-methyldopa</text:span></text:p>
          </table:table-cell>
          <table:table-cell table:style-name="ce13" office:value-type="string">
            <text:p><text:span text:style-name="T1">Centrally acting </text:span><text:span text:style-name="T2">α</text:span><text:span text:style-name="T3">2</text:span><text:span text:style-name="T1">-agonist, </text:span><text:span text:style-name="T2">↓ </text:span><text:span text:style-name="T1">central adrenergic outflow</text:span></text:p>
          </table:table-cell>
          <table:table-cell/>
        </table:table-row>
        <table:table-row table:style-name="ro3">
          <table:table-cell office:value-type="string">
            <text:p>Ephedrine</text:p>
          </table:table-cell>
          <table:table-cell office:value-type="string">
            <text:p>ndirect general agonist, releases stored catecholamines</text:p>
          </table:table-cell>
          <table:table-cell/>
        </table:table-row>
        <table:table-row table:style-name="ro3">
          <table:table-cell office:value-type="string">
            <text:p>Cocaine</text:p>
          </table:table-cell>
          <table:table-cell office:value-type="string">
            <text:p>Indirect general agonist, uptake inhibitor</text:p>
          </table:table-cell>
          <table:table-cell/>
        </table:table-row>
        <table:table-row table:style-name="ro2">
          <table:table-cell office:value-type="string">
            <text:p>Phenylephrine</text:p>
          </table:table-cell>
          <table:table-cell table:style-name="ce17" office:value-type="string">
            <text:p><text:span text:style-name="T2">α</text:span><text:span text:style-name="T3">1 </text:span><text:span text:style-name="T2">&gt; α</text:span><text:span text:style-name="T3">2</text:span></text:p>
          </table:table-cell>
          <table:table-cell/>
        </table:table-row>
        <table:table-row table:style-name="ro2">
          <table:table-cell office:value-type="string">
            <text:p>Dobutamine</text:p>
          </table:table-cell>
          <table:table-cell table:style-name="ce13" office:value-type="string">
            <text:p><text:span text:style-name="T2">β</text:span><text:span text:style-name="T3">1 </text:span><text:span text:style-name="T2">&gt; β</text:span><text:span text:style-name="T3">2</text:span><text:span text:style-name="T1">, inotropic but not chronotropic</text:span></text:p>
          </table:table-cell>
          <table:table-cell/>
        </table:table-row>
        <table:table-row table:style-name="ro9">
          <table:table-cell office:value-type="string">
            <text:p>Dopamine</text:p>
          </table:table-cell>
          <table:table-cell table:style-name="ce17" office:value-type="string">
            <text:p><text:span text:style-name="T1">D</text:span><text:span text:style-name="T3">1 </text:span><text:span text:style-name="T2">= </text:span><text:span text:style-name="T1">D</text:span><text:span text:style-name="T3">2 </text:span><text:span text:style-name="T2">&gt; β &gt; α</text:span><text:span text:style-name="T1">, inotropic and chronotropic, Shock (</text:span><text:span text:style-name="T2">↑ </text:span><text:span text:style-name="T1">renal perfusion),</text:span></text:p>
            <text:p><text:span text:style-name="T1">heart failure</text:span></text:p>
          </table:table-cell>
          <table:table-cell/>
        </table:table-row>
        <table:table-row table:style-name="ro2">
          <table:table-cell office:value-type="string">
            <text:p>Isoproterenol</text:p>
          </table:table-cell>
          <table:table-cell table:style-name="ce13" office:value-type="string">
            <text:p><text:span text:style-name="T2">β</text:span><text:span text:style-name="T3">1 </text:span><text:span text:style-name="T2">= β</text:span><text:span text:style-name="T3">2</text:span></text:p>
          </table:table-cell>
          <table:table-cell/>
        </table:table-row>
        <table:table-row table:style-name="ro2">
          <table:table-cell table:style-name="ce3" office:value-type="string">
            <text:p>Hexamethonium</text:p>
          </table:table-cell>
          <table:table-cell office:value-type="string">
            <text:p>Ganglionic blocker. Used in experimental models to prevent vagal reflex responses to changes in blood pressure––e.g., prevents reflex bradycardia caused by NE.</text:p>
          </table:table-cell>
          <table:table-cell/>
        </table:table-row>
        <table:table-row table:style-name="ro2">
          <table:table-cell office:value-type="string">
            <text:p>Brimonidine</text:p>
          </table:table-cell>
          <table:table-cell table:style-name="ce5" office:value-type="string">
            <text:p><text:span text:style-name="T2">↓ </text:span><text:span text:style-name="T1">aqueous humor synthesis</text:span></text:p>
          </table:table-cell>
          <table:table-cell/>
        </table:table-row>
        <table:table-row table:style-name="ro2">
          <table:table-cell table:style-name="ce13" office:value-type="string">
            <text:p><text:span text:style-name="T1">Latanoprost (PGF</text:span><text:span text:style-name="T3">2</text:span><text:span text:style-name="T9">α</text:span><text:span text:style-name="T1">)</text:span></text:p>
          </table:table-cell>
          <table:table-cell table:style-name="ce5" office:value-type="string">
            <text:p><text:span text:style-name="T2">↑ </text:span><text:span text:style-name="T1">outflow of aqueous humor, a-agonists </text:span></text:p>
          </table:table-cell>
          <table:table-cell/>
        </table:table-row>
        <table:table-row table:style-name="ro2">
          <table:table-cell office:value-type="string">
            <text:p>Acetazolamide</text:p>
          </table:table-cell>
          <table:table-cell table:style-name="ce13" office:value-type="string">
            <text:p><text:span text:style-name="T2">↓ </text:span><text:span text:style-name="T1">aqueous humor secretion due to </text:span><text:span text:style-name="T2">↓ </text:span><text:span text:style-name="T1">HCO</text:span><text:span text:style-name="T3">3</text:span><text:span text:style-name="T9">− </text:span><text:span text:style-name="T1">(via inhibition of carbonic anhydrase)</text:span></text:p>
          </table:table-cell>
          <table:table-cell/>
        </table:table-row>
        <table:table-row table:style-name="ro2">
          <table:table-cell table:style-name="ce3" office:value-type="string">
            <text:p>Daclizumab</text:p>
          </table:table-cell>
          <table:table-cell office:value-type="string">
            <text:p>Monoclonal antibody with high affinity for the IL-2 receptor on activated T cells.</text:p>
          </table:table-cell>
          <table:table-cell/>
        </table:table-row>
        <table:table-row table:style-name="ro2">
          <table:table-cell table:style-name="ce3" office:value-type="string">
            <text:p>Mycophenolate mofetil</text:p>
          </table:table-cell>
          <table:table-cell office:value-type="string">
            <text:p>Inhibits de novo guanine synthesis and blocks lymphocyte production</text:p>
          </table:table-cell>
          <table:table-cell/>
        </table:table-row>
        <table:table-row table:style-name="ro3">
          <table:table-cell office:value-type="string">
            <text:p>Aldesleukin (interleukin-2)</text:p>
          </table:table-cell>
          <table:table-cell office:value-type="string">
            <text:p>Renal cell carcinoma, metastatic melanoma</text:p>
          </table:table-cell>
          <table:table-cell/>
        </table:table-row>
        <table:table-row table:style-name="ro3">
          <table:table-cell office:value-type="string">
            <text:p>Filgrastim (granulocyte colony-stimulating factor)</text:p>
          </table:table-cell>
          <table:table-cell table:style-name="Default" office:value-type="string">
            <text:p>bone marrow recover </text:p>
          </table:table-cell>
          <table:table-cell/>
        </table:table-row>
        <table:table-row table:style-name="ro3">
          <table:table-cell office:value-type="string">
            <text:p>Sargramostim (granulocyte-macrophage colony-</text:p>
          </table:table-cell>
          <table:table-cell table:style-name="Default" office:value-type="string">
            <text:p>bone marrow recover </text:p>
          </table:table-cell>
          <table:table-cell/>
        </table:table-row>
        <table:table-row table:style-name="ro2">
          <table:table-cell table:style-name="ce5" office:value-type="string">
            <text:p><text:span text:style-name="T2">α</text:span><text:span text:style-name="T1">-interferon</text:span></text:p>
          </table:table-cell>
          <table:table-cell office:value-type="string">
            <text:p>Hepatitis B and C, Kaposi’s sarcoma, leukemias, malignant melanoma</text:p>
          </table:table-cell>
          <table:table-cell/>
        </table:table-row>
        <table:table-row table:style-name="ro2">
          <table:table-cell table:style-name="ce5" office:value-type="string">
            <text:p><text:span text:style-name="T2">β</text:span><text:span text:style-name="T1">-interferon</text:span></text:p>
          </table:table-cell>
          <table:table-cell office:value-type="string">
            <text:p>Multiple sclerosis</text:p>
          </table:table-cell>
          <table:table-cell/>
        </table:table-row>
        <table:table-row table:style-name="ro2">
          <table:table-cell table:style-name="ce5" office:value-type="string">
            <text:p><text:span text:style-name="T2">γ</text:span><text:span text:style-name="T1">-interferon</text:span></text:p>
          </table:table-cell>
          <table:table-cell office:value-type="string">
            <text:p>Chronic granulomatous disease</text:p>
          </table:table-cell>
          <table:table-cell/>
        </table:table-row>
        <table:table-row table:style-name="ro3">
          <table:table-cell office:value-type="string">
            <text:p>Oprelvekin (interleukin-11), <text:span text:style-name="T1">Thrombopoietin</text:span></text:p>
          </table:table-cell>
          <table:table-cell office:value-type="string">
            <text:p>Thrombocytopenia</text:p>
          </table:table-cell>
          <table:table-cell/>
        </table:table-row>
        <table:table-row table:style-name="ro2">
          <table:table-cell table:style-name="ce3" office:value-type="string">
            <text:p>Sirolimus (rapamycin)</text:p>
          </table:table-cell>
          <table:table-cell office:value-type="string">
            <text:p>Binds to mTOR. Inhibits T-cell proliferation in response to IL-2. Immunosuppression after kidney transplantation in combination with cyclosporine and corticosteroids.</text:p>
          </table:table-cell>
          <table:table-cell/>
        </table:table-row>
        <table:table-row table:style-name="ro2">
          <table:table-cell table:style-name="ce3" office:value-type="string">
            <text:p>Azathioprine</text:p>
          </table:table-cell>
          <table:table-cell office:value-type="string">
            <text:p>Antimetabolite precursor of 6-mercaptopurine that interferes with the metabolism and synthesis of nucleic acids. Toxic to proliferating lymphocytes.</text:p>
          </table:table-cell>
          <table:table-cell/>
        </table:table-row>
        <table:table-row table:style-name="ro2">
          <table:table-cell table:style-name="ce3" office:value-type="string">
            <text:p>Tacrolimus (FK506)</text:p>
          </table:table-cell>
          <table:table-cell office:value-type="string">
            <text:p>Similar to cyclosporine; binds to FK-binding protein, inhibiting secretion of IL-2 and other cytokines.</text:p>
          </table:table-cell>
          <table:table-cell/>
        </table:table-row>
        <table:table-row table:style-name="ro2">
          <table:table-cell table:style-name="ce3" office:value-type="string">
            <text:p>Cyclosporine</text:p>
          </table:table-cell>
          <table:table-cell office:value-type="string">
            <text:p>Binds to cyclophilins. Complex blocks the differentiation and activation of T cells by inhibiting calcineurin, thus preventing the production of IL-2 and its receptor.</text:p>
          </table:table-cell>
          <table:table-cell/>
        </table:table-row>
      </table:table>
      <table:table table:name="Sheet2" table:style-name="ta1" table:print="false">
        <table:table-column table:style-name="co3" table:default-cell-style-name="Default"/>
        <table:table-row table:style-name="ro3">
          <table:table-cell/>
        </table:table-row>
      </table:table>
      <table:table table:name="Sheet3" table:style-name="ta1" table:print="false">
        <table:table-column table:style-name="co3"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6">07/16/2010</text:date>, <text:time>18:53: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7-14T15:16:14</meta:creation-date>
    <dc:date>2010-07-16T18:53:19</dc:date>
    <dc:creator>Jianshi Huang</dc:creator>
    <meta:editing-duration>PT02H57M52S</meta:editing-duration>
    <meta:editing-cycles>7</meta:editing-cycles>
    <meta:generator>OpenOffice.org/3.2$Unix OpenOffice.org_project/320m12$Build-9483</meta:generator>
    <meta:document-statistic meta:table-count="3" meta:cell-count="495" meta:object-count="0"/>
  </office:meta>
</office:document-meta>
</file>